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3pt" style:font-size-asian="3pt" style:font-size-complex="3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1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2">
            <text:p>julho/2024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0 - PGR - PROCURADORIA GERAL DA REPUBLIC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SEBIAS BRANDAO DE MELO - CPF: 798.604.354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5/2024 a 14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7/2024</text:p>
          </table:table-cell>
          <table:covered-table-cell/>
          <table:table-cell office:value-type="string" table:number-columns-spanned="8" table:number-rows-spanned="1" table:style-name="ce22">
            <text:p>MADEFORT MADEIR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6.015.601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FÓRMICA, NA COR PRETA, PARA MANUTENÇÃO NA MOBÍLIA DO PROCURADOR GERAL DA REPÚBLI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ÁREA 109 ILUMINAÇÃO E ELÉTR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5.895.399/0001-5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300 (TREZENTOS) ADAPTADORES DE TOMADA UNIVERSAL, EM ATENDIMENTO AO MEMORANDO Nº 11/2024/AA/SCI/PGR, DA SECRETARIA DE COOPERAÇÃO INTERNACIONAL/PG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5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WELLINGTON BRANDAO DOS SANTOS OLIVEIRA - CPF: 012.430.721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4/2024 a 10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COPALIMPA</text:p>
          </table:table-cell>
          <table:covered-table-cell table:number-columns-repeated="7"/>
          <table:table-cell office:value-type="string" table:number-columns-spanned="3" table:number-rows-spanned="1" table:style-name="ce21">
            <text:p>07.708.904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JUSTIFICATIVA <text:s/>PARA <text:s/>UTILIZAÇÃO <text:s/>FORA <text:s/>DO <text:s/>PRAZO <text:s/>DE <text:s/>APLICAÇÃO: <text:s/>A SOLICITAÇÃO <text:s/>PARA AQUISIÇÃO <text:s/>DAS <text:s/>BANDEJAS <text:s/>PARA <text:s/>OPERAR <text:s/>AS <text:s/>MÁQUINAS <text:s/>DE <text:s/>RAIO-X <text:s/>POR <text:s/>SUPRIMENTO <text:s/>DE <text:s/>FUNDOS <text:s/>FOI REALIZADA POR MEIO DO MEMORANDO COSEOR, ETIQUETA <text:s/>N° <text:s/>PGR-00247406/2024, EM 21 DE JUNHO. O DOCUMENTO RETORNOU COM AUTORIZAÇÃO JÁ NO DIA 16 DE JULHO. COMO A INSPEÇÃO DE SEGURANÇA ESTAVA PREJUDICADA POR FALTA DE BANDEJAS OU POR OPERAR COM BANDEJAS EM CONDIÇÕES EXTREMAMENTE PRECÁRIAS, FEZ-SE NECESSÁRIO ADQUIRIR O ITEM O MAIS RÁPIDO POSSÍVEL. <text:s text:c="2"/>COMPRA <text:s/>NO <text:s/>VALOR <text:s/>DE R$ <text:s/>2.686,32 REFERENTE AO DANFE N° 000.008.928, SENDO <text:s/>PAGOS R$ <text:s/>7,00 <text:s/>(SETE) <text:s/>EM <text:s/>DINHEIRO <text:s/>(TROCO <text:s/>QUE <text:s/>TINHA <text:s/>SOBRADO) <text:s/>E R$ 2.679,32 PAGOS NA FUNÇÃO CRÉDI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686,32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9 - PR-AC - PROCURADORIA DA REPUBLICA - AC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GAR DE OLIVEIRA SILVA - CPF: 561.441.99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4/2024 a 08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PARANORTE COMÉRCIO DE MÁQUINAS E MATERIAL DE CONSTRU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4.328.129/0001-13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MANUTENÇÃO DO SISTEMA DE ALARME DA PRA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N C ANTUNES MALHARIA</text:p>
          </table:table-cell>
          <table:covered-table-cell table:number-columns-repeated="7"/>
          <table:table-cell office:value-type="string" table:number-columns-spanned="3" table:number-rows-spanned="1" table:style-name="ce21">
            <text:p>17.671.743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COLETE PARA FORMAÇÃO DE BRIGAD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QUASE TUDO COMÉRCIO E SERVIÇOS EIRELI- ME</text:p>
          </table:table-cell>
          <table:covered-table-cell table:number-columns-repeated="7"/>
          <table:table-cell office:value-type="string" table:number-columns-spanned="3" table:number-rows-spanned="1" table:style-name="ce21">
            <text:p>26.836.748/0001-12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MANUTENÇÃO DE SENSORES DE BARREI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PRB SERVIÇOS, COMÉRCIO E REPRESENT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01.419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ADESIVOS PARA PORTA DA PRAC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ACRE PARAFUSOS IMPORTAÇÃO E EXPORT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301.164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LAMPADAS PARA AS GELADEIRAS DA PRAC, MANUTENÇÃO CORRETIV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7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ELYKAIRY - SERRALHERIA</text:p>
          </table:table-cell>
          <table:covered-table-cell table:number-columns-repeated="7"/>
          <table:table-cell office:value-type="string" table:number-columns-spanned="3" table:number-rows-spanned="1" table:style-name="ce21">
            <text:p>48.326.343/0001-77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CORTE E SOLDA DE TAMBOR DE 200LTO DE AÇO, PARA TREINAMENTO DA BRIGADA DE INCENDIO DA PRAC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IA CANDIDA DE ARAUJO FREIRE - CPF: 612.317.462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4 a 06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JSA IMPORTAÇÃO E EXPORTAÇÃO (MARTELÃO)</text:p>
          </table:table-cell>
          <table:covered-table-cell table:number-columns-repeated="7"/>
          <table:table-cell office:value-type="string" table:number-columns-spanned="3" table:number-rows-spanned="1" table:style-name="ce21">
            <text:p>15.276.335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REPARO DA PEDRA PORTUGUESA DA ENTRADA DO PRÉD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IA CANDIDA DE ARAUJO FREIRE - CPF: 612.317.462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6/2024 a 26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FRANKLEUDA GOMES DE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43.653.606/0001-39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REPARO DE PERSIANA E APLICACAO DE PELICULA</text:p>
          </table:table-cell>
          <table:covered-table-cell table:number-columns-repeated="9"/>
          <table:table-cell office:value-type="string" table:number-columns-spanned="2" table:number-rows-spanned="1" table:style-name="ce24">
            <text:p>R$ 631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IA CANDIDA DE ARAUJO FREIRE - CPF: 612.317.462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4 a 06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AGROBOI MATERIAL DE CONS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4.119.970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INSTALAÇÃO NO BANHEIRO DO PROCURADOR DR LUC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1 - PR-AM - PROCURADORIA DA REPUBLICA - AMAZON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TALLYS HENRIQUE DA SILVA TELES - CPF: 067.307.823-0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4/2024 a 09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C S PEIXOT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62.194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OCORREU PELA NECESSIDADE DE SE ADQUIRIR MATERIAIS PARA USO NA RETIRADA DE ENTULHO E RESTOS DE OBRAS DOS ESTACIONAMENTOS DO EDIFÍCIO-SEDE DA PR-A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AMAZON COMÉRCIO DE FERRAGENS E SERVIÇOS DE INSTAL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17.127.759/0002-13</text:p>
          </table:table-cell>
          <table:covered-table-cell table:number-columns-repeated="2"/>
          <table:table-cell office:value-type="string" table:number-columns-spanned="10" table:number-rows-spanned="1" table:style-name="ce23">
            <text:p>OCORREU PELA NECESSIDADE DE SE ADQUIRIR MATERIAIS PARA USO NO CONSERTO DE BENS MÓVE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5 - PR-AP - PROCURADORIA DA REPUBLICA - AMAP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UCLIDES ARAUJO RIBEIRO - CPF: 251.895.732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7/2024 a 05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574.032/0002-96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S SIMPLES NO PRÉDIO DA PR/AP; SUBSTITUIÇÃO DO CONTROLE DA CENTR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R GOMES DO NASCIMENTO &amp;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640.586/0003-34</text:p>
          </table:table-cell>
          <table:covered-table-cell table:number-columns-repeated="2"/>
          <table:table-cell office:value-type="string" table:number-columns-spanned="10" table:number-rows-spanned="1" table:style-name="ce23">
            <text:p>O MOTOR DO PORTÃO APRESENTOU DEFEITO: ACIONANDO AUTOMATICAMENTE A ABERTURA DO PORTÃO. GERANDO RISCOS DE ACIDENT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7/2024</text:p>
          </table:table-cell>
          <table:covered-table-cell/>
          <table:table-cell office:value-type="string" table:number-columns-spanned="8" table:number-rows-spanned="1" table:style-name="ce22">
            <text:p>P J J DA CRUZ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0.069.378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O A CONFECÇÃO DE 02 (DUAS CÓPIAS DE CHAVES DA SALA 408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4</text:p>
          </table:table-cell>
          <table:covered-table-cell/>
          <table:table-cell office:value-type="string" table:number-columns-spanned="8" table:number-rows-spanned="1" table:style-name="ce22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574.032/0002-96</text:p>
          </table:table-cell>
          <table:covered-table-cell table:number-columns-repeated="2"/>
          <table:table-cell office:value-type="string" table:number-columns-spanned="10" table:number-rows-spanned="1" table:style-name="ce23">
            <text:p>01 (UM) GALÃO DE MASSA CORRIDA PARA CALAFETAR BURACOS E RACHADURAS DAS PAREDES DO PRÉDIO SEDE DA PR-AP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MICHEL DA COSTA VIANA 94716838234</text:p>
          </table:table-cell>
          <table:covered-table-cell table:number-columns-repeated="7"/>
          <table:table-cell office:value-type="string" table:number-columns-spanned="3" table:number-rows-spanned="1" table:style-name="ce21">
            <text:p>45.377.055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A CONFECÇÃO DE 05 CARIMBOS RECIBO (APENAS A BORRACHA), COM O NOME DO RESPECTIVO PROCURADOR, CONFORME SOLICITAÇÃO DA SERVIDORA DEBORA ROCHA SARG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RENILDO S. DA SILV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5.237.725/0001-75</text:p>
          </table:table-cell>
          <table:covered-table-cell table:number-columns-repeated="2"/>
          <table:table-cell office:value-type="string" table:number-columns-spanned="10" table:number-rows-spanned="1" table:style-name="ce23">
            <text:p>AUDIÊNCIA PÚBLICA PROMOVIDA PELO MPF, AGENDADA PARA O DIA 08 DE AGOSTO DE 2024 ÀS 11H00MIN, NA LOCALIDADE DE VILA MARACÁ, MUNICÍPIO DE MAZAGÃO-AP, COM O OBJETIVO DE OUVIR A COMUNIDADE LOCAL SOBRE PROJETO DE ASSENTAMENTO AGROEXTRATIVISTA (PAE) MARACÁ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LDERICO EUSTAQUIO DOS SANTOS FILHO - CPF: 529.309.985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7/2024 a 04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ECAL MATERIAIS PARA CONSTRUÇA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822.217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O PREDIO DO MPF EM ILHEUS</text:p>
          </table:table-cell>
          <table:covered-table-cell table:number-columns-repeated="9"/>
          <table:table-cell office:value-type="string" table:number-columns-spanned="2" table:number-rows-spanned="1" table:style-name="ce24">
            <text:p>R$ 73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OURIVAN DA SILVA PORTUGAL - CPF: 667.851.975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5/2024 a 02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6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RODRIGUES E FARI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213.558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SSA CORRIDA E TINTA PARA PINTAR REPARO NA PAREDE SALA DO ANALISTA/ESTAGIÁRIOS, REFERENTE SERVIÇO DO DRENO DO AR CONDICION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MANOEL CLAUDIO ALVES DE OLIVEIRA JUNIOR</text:p>
          </table:table-cell>
          <table:covered-table-cell table:number-columns-repeated="7"/>
          <table:table-cell office:value-type="string" table:number-columns-spanned="3" table:number-rows-spanned="1" table:style-name="ce21">
            <text:p>30.956.942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INSTALAÇÃO CENTRAL DE CHOQUE ELÉTR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MANOEL CLAUDIO ALVES DE OLIVEIRA JUNIOR</text:p>
          </table:table-cell>
          <table:covered-table-cell table:number-columns-repeated="7"/>
          <table:table-cell office:value-type="string" table:number-columns-spanned="3" table:number-rows-spanned="1" table:style-name="ce21">
            <text:p>30.956.942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NOVA CENTRAL DE CHOQUE ELÉTRICO E BATERIA 12V, A ANTIGA QUEIMOU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1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JGTEC ASSISTÊNCIA TÉCN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4.289.262/0001-86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NO MICROONDAS CONSUL, PAT. 14-011.331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FABIO JOSE SOUSA DE JESUS SANTOS - CPF: 001.768.835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5/2024 a 02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7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7/2024</text:p>
          </table:table-cell>
          <table:covered-table-cell/>
          <table:table-cell office:value-type="string" table:number-columns-spanned="8" table:number-rows-spanned="1" table:style-name="ce22">
            <text:p>QUEDISSON SOUSA DO PRADO</text:p>
          </table:table-cell>
          <table:covered-table-cell table:number-columns-repeated="7"/>
          <table:table-cell office:value-type="string" table:number-columns-spanned="3" table:number-rows-spanned="1" table:style-name="ce21">
            <text:p>04.443.706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CÓPIAS DE CINCO CHAVES PARA PRM/VITÓRIA DA CONQUISTA/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BRASIL ELETRICA COMERCIO DE MATERIAI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9.618.920/0002-87</text:p>
          </table:table-cell>
          <table:covered-table-cell table:number-columns-repeated="2"/>
          <table:table-cell office:value-type="string" table:number-columns-spanned="10" table:number-rows-spanned="1" table:style-name="ce23">
            <text:p>10 LÂMPADAS A60 LED P/ PRMV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MODULO INSUMOS AGROPECUARI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831.541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MANGUEIRA DE JARDIM 50 METROS PARA PRM/VITÓRIA DA CONQUISTA/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C AMORIM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6.189.813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CORRETIVA HIDRÁULICA COM SUBSTITUIÇÃO DE REGISTR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JOEL ARMINDO CARVALHO AGUIAR</text:p>
          </table:table-cell>
          <table:covered-table-cell table:number-columns-repeated="7"/>
          <table:table-cell office:value-type="string" table:number-columns-spanned="3" table:number-rows-spanned="1" table:style-name="ce21">
            <text:p>26.218.573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CORRETIVA HIDRÁULICA COM SUBSTITUIÇÃO E INSTALAÇÃO DE REGISTR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UTAILDSON DOS SANTOS CARVALHO - CPF: 802.374.52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5/2024 a 09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9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CARLOS ALBERTO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30.368.600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O REGISTRO DE ÁGUA DO BEBEDOURO DA RECEPÇÃO E MANUTENÇÃO REGISTRO DO MICTPROIO DO BANHEIRO DO 2 AND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4</text:p>
          </table:table-cell>
          <table:covered-table-cell/>
          <table:table-cell office:value-type="string" table:number-columns-spanned="8" table:number-rows-spanned="1" table:style-name="ce22">
            <text:p>JOILDO XAVIER DIAS</text:p>
          </table:table-cell>
          <table:covered-table-cell table:number-columns-repeated="7"/>
          <table:table-cell office:value-type="string" table:number-columns-spanned="3" table:number-rows-spanned="1" table:style-name="ce21">
            <text:p>51.229.845/0001-94</text:p>
          </table:table-cell>
          <table:covered-table-cell table:number-columns-repeated="2"/>
          <table:table-cell office:value-type="string" table:number-columns-spanned="10" table:number-rows-spanned="1" table:style-name="ce23">
            <text:p>CURSO DE RECICLAGEM DA BRIGADA DE INCÊNDIO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3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IANDRA LOUBACK GONCALVES - CPF: 957.922.44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4/2024 a 05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1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BRUNO SOUZA BRAS DOS SANTOS 01338394517</text:p>
          </table:table-cell>
          <table:covered-table-cell table:number-columns-repeated="7"/>
          <table:table-cell office:value-type="string" table:number-columns-spanned="3" table:number-rows-spanned="1" table:style-name="ce21">
            <text:p>20.277.643/0001-94</text:p>
          </table:table-cell>
          <table:covered-table-cell table:number-columns-repeated="2"/>
          <table:table-cell office:value-type="string" table:number-columns-spanned="10" table:number-rows-spanned="1" table:style-name="ce23">
            <text:p>RECUPERAR UMA POLTRONA VERDE QUE ENCONTRA-SE DANIFICADA, IMPOSSIBILITANDO SEU USO E REALIZAÇÃO DE LAVAGEM, A SER REALIZADA EM QUATRO POLTRONAS, A FIM DE MANTÊ-LAS EM SEMELHANÇA E APROVEITAR A OPORTUNIDADE PARA LAVAR AS DUAS POLTRONAS DA RECEP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IANDRA LOUBACK GONCALVES - CPF: 957.922.44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6/2024 a 30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21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VISANDO ADEQUAR A ESTRUTURA DOS ESPAÇOS DE <text:s/>COWORKING <text:s/>DA PR/BA, QUE, EM VEZ DE ESTAÇÕES DE TRABALHO PADRÃO, PASSARÃO A CONTAR COM NOTEBOOK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7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79-82</text:p>
          </table:table-cell>
          <table:covered-table-cell table:number-columns-repeated="2"/>
          <table:table-cell office:value-type="string" table:number-columns-spanned="10" table:number-rows-spanned="1" table:style-name="ce23">
            <text:p>VISANDO ADEQUAR A ESTRUTURA DOS ESPAÇOS DE <text:s/>COWORKING <text:s/>DA PR/BA, QUE, EM VEZ DE ESTAÇÕES DE TRABALHO PADRÃO, PASSARÃO A CONTAR COM NOTEBOOK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80,4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64-04</text:p>
          </table:table-cell>
          <table:covered-table-cell table:number-columns-repeated="2"/>
          <table:table-cell office:value-type="string" table:number-columns-spanned="10" table:number-rows-spanned="1" table:style-name="ce23">
            <text:p>VISANDO ADEQUAR A ESTRUTURA DOS ESPAÇOS DE <text:s/>COWORKING <text:s/>DA PR/BA, QUE, EM VEZ DE ESTAÇÕES DE TRABALHO PADRÃO, PASSARÃO A CONTAR COM NOTEBOOK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3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09-70</text:p>
          </table:table-cell>
          <table:covered-table-cell table:number-columns-repeated="2"/>
          <table:table-cell office:value-type="string" table:number-columns-spanned="10" table:number-rows-spanned="1" table:style-name="ce23">
            <text:p>VISANDO ADEQUAR A ESTRUTURA DOS ESPAÇOS DE <text:s/>COWORKING <text:s/>DA PR/BA, QUE, EM VEZ DE ESTAÇÕES DE TRABALHO PADRÃO, PASSARÃO A CONTAR COM NOTEBOOK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8,8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230-10</text:p>
          </table:table-cell>
          <table:covered-table-cell table:number-columns-repeated="2"/>
          <table:table-cell office:value-type="string" table:number-columns-spanned="10" table:number-rows-spanned="1" table:style-name="ce23">
            <text:p>VISANDO ADEQUAR A ESTRUTURA DOS ESPAÇOS DE <text:s/>COWORKING <text:s/>DA PR/BA, QUE, EM VEZ DE ESTAÇÕES DE TRABALHO PADRÃO, PASSARÃO A CONTAR COM NOTEBOOK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,2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FERREIRA COSTA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3-0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EM DISTRIBUÍDOS NAS VIATURAS DESTA REPARTIÇÃO, <text:s/>VISANDO O CONFORTO, BEM-ESTAR E SEGURANÇA DE MEMBROS E SERVIDORES, HAJA VISTA O PERÍODO DE CHUVAS INTENSAS E DA ESTAÇÃO MAIS FRIA DO ANO, O INVERN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13,2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09-70</text:p>
          </table:table-cell>
          <table:covered-table-cell table:number-columns-repeated="2"/>
          <table:table-cell office:value-type="string" table:number-columns-spanned="10" table:number-rows-spanned="1" table:style-name="ce23">
            <text:p>ADEQUAR A ESTRUTURA DOS ESPAÇOS DE <text:s/>COWORKING <text:s/>DA PR/BA, QUE, EM VEZ DE ESTAÇÕES DE TRABALHO PADRÃO, PASSARÃO A CONTAR COM NOTEBOOK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5,1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ATAKAREJO DIST. DE ALIMENTOS E BEBIDAS SA</text:p>
          </table:table-cell>
          <table:covered-table-cell table:number-columns-repeated="7"/>
          <table:table-cell office:value-type="string" table:number-columns-spanned="3" table:number-rows-spanned="1" table:style-name="ce21">
            <text:p>73.849.952/0015-53</text:p>
          </table:table-cell>
          <table:covered-table-cell table:number-columns-repeated="2"/>
          <table:table-cell office:value-type="string" table:number-columns-spanned="10" table:number-rows-spanned="1" table:style-name="ce23">
            <text:p>ESTOQUE DE AÇÚCAR ENCONTRA-SE ZERADO - <text:s/>PENALIZAÇÃO DA EMPRESA E RESCISÃO DA ATA - SEM PREVISÃO DE QUANDO O NOVO CONTRATO DE COPEIRAGEM QUE INCLUI O FORNECIMENTO DE AÇÚCAR ENTRARÁ EM VIGOREM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6,3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2 - PR-CE - PROCURADORIA DA REPUBLICA - CE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NTONIO CLAUDIO BARROS - CPF: 422.503.153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6/2024 a 09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02 (DUAS) CÓPIAS DE CHAVES DA SALA 903 E 01 (UMA) CÓPIA DA CHAVE DA SALA 904, A PEDIDO DO GABINETE DO DR. MILTON; 01 (UMA) CÓPIA DA CHAVE DA SALA 808, A PEDIDO DA SERVIDORA ISABEL MARIA ARRUDA SANTOS E UMA CÓPIA DA CHAVE DO ARMÁRIO GUARDA VOLUME DA SESOT/PR-CE PARA O SERVIDOR LUIS SANDOVAL PINHEIRO DA SILVA, CONFORME SOLICITAÇÕES ENVIADAS NO E-MAIL À NEOF/PR-C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VALENTIM DA SILVA NETO</text:p>
          </table:table-cell>
          <table:covered-table-cell table:number-columns-repeated="7"/>
          <table:table-cell office:value-type="string" table:number-columns-spanned="3" table:number-rows-spanned="1" table:style-name="ce21">
            <text:p>23.489.396/0001-8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SOLICITA PELO COORDENADOR DE ADMINISTRAÇÃO, FRANCISCO ERIVALDO DE SOUSA FILH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L M COMÉRCIO DE GÁS E ÁGU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121.451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02 (DOIS) BOTIJÕES DE GLP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04 (QUATRO) CHAVES <text:s/>DA SALA 505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COMERCIAL JOVINO DE RAÇÕES <text:s/>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156.567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03 (TRÊS) GEL XÔ PASSAROS, A PEDIDO DE PATRÍCIA DE CASTRO PPINTO PINHEIRO, CHEFE DA SM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SETE TECNOLOGIA E ELETRÔNICA</text:p>
          </table:table-cell>
          <table:covered-table-cell table:number-columns-repeated="7"/>
          <table:table-cell office:value-type="string" table:number-columns-spanned="3" table:number-rows-spanned="1" table:style-name="ce21">
            <text:p>12.002.506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09 (NOVE) BATERIAS 3V PARA USO NO CONTROLES REMOTO DO PORTÃO DO SUBSOLO, UTILIZADOS NOS VEÍCULOS OFICIAIS E PELOS PROCURADORES DA REPÚBLI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FRANCISCO CARLOS NETO - CPF: 258.599.863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4/2024 a 24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3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ADRIEL DOS SANTOS FERREIRA</text:p>
          </table:table-cell>
          <table:covered-table-cell table:number-columns-repeated="7"/>
          <table:table-cell office:value-type="string" table:number-columns-spanned="3" table:number-rows-spanned="1" table:style-name="ce21">
            <text:p>32.030.346/0001-29</text:p>
          </table:table-cell>
          <table:covered-table-cell table:number-columns-repeated="2"/>
          <table:table-cell office:value-type="string" table:number-columns-spanned="10" table:number-rows-spanned="1" table:style-name="ce23">
            <text:p>LIMPEZA E HIGIENIZAÇÃO DE 06 POLTRONAS E 01 SOFÁ, DESTA PROCURAD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FRANCISCO CARLOS NETO - CPF: 258.599.863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7/2024 a 15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4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EMISSÃO DE CERTIFICADO DIGIT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EMISSÃO DE CERTIFICADO DIGIT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8 - PR-ES - PROCURADORIA DA REPUBLICA - ESPIRITO SANT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HERVERTON FERREIRA DE SOUZA SOBRINHO - CPF: 860.336.462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4 a 13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CHRYSTIAN GOLDNER CRIVELLAR (MÃOS À OBRA - BOMBAS E CIA)</text:p>
          </table:table-cell>
          <table:covered-table-cell table:number-columns-repeated="7"/>
          <table:table-cell office:value-type="string" table:number-columns-spanned="3" table:number-rows-spanned="1" table:style-name="ce21">
            <text:p>18.859.247/0001-2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URGENTE DE REPARO NAS BOMBAS DE ÁGUA DA SEDE DA P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6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7/2024</text:p>
          </table:table-cell>
          <table:covered-table-cell/>
          <table:table-cell office:value-type="string" table:number-columns-spanned="8" table:number-rows-spanned="1" table:style-name="ce22">
            <text:p>SANTO ANTONIO GÁS</text:p>
          </table:table-cell>
          <table:covered-table-cell table:number-columns-repeated="7"/>
          <table:table-cell office:value-type="string" table:number-columns-spanned="3" table:number-rows-spanned="1" table:style-name="ce21">
            <text:p>09.325.472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URGENTE DE COMPRA DE GÁS PARA COPA DA P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JUMBO COMERCIO DE UTILIDAD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342.870/0032-4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IS URGENTES PARA A VISITA DO PGR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1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6 - PR-GO - PROCURADORIA DA REPUBLICA - GOI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EOCLECIANO COSTA FARIAS - CPF: 553.889.571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6/2024 a 02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CARIMBOS ARAGUAIA COMÉRCIO E PRESTAÇÕES DE SERVIÇOS -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326.241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IMENTO DA SNP 1670827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7/2024 a 25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NOEL GAS EIRELLI</text:p>
          </table:table-cell>
          <table:covered-table-cell table:number-columns-repeated="7"/>
          <table:table-cell office:value-type="string" table:number-columns-spanned="3" table:number-rows-spanned="1" table:style-name="ce21">
            <text:p>17.363.652/0001-93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BOTIJÃO DE GÁS PARA PRM MONTES CLAR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6/2024 a 28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9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DISTRIBUIDORA GAS SANTOS MARTIN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733.380/0001-12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7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7/2024 a 07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LOJA DOS PARAFUS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061.279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ALUGERAIS COMERCIO DE ALIMIN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74.520/0001-55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87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DISTRIBUIDORA TRIANGUL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498.163/0003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IOGO SOARES SILVA - CPF: 081.638.836-9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6/2024 a 27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9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NASCENTE AGUA MINER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5.630.823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IMENTO DE REUNIÃO DE PROCURADOR FORA D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UNIBORRACHAS UNIAO COML BORRACH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1.688.037/0001-31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EQUIP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AURA FRANCINE GUIMARAES NICOLINI FROES - CPF: 053.752.716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6/2024 a 11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COML DAHANA LTDA SN 686</text:p>
          </table:table-cell>
          <table:covered-table-cell table:number-columns-repeated="7"/>
          <table:table-cell office:value-type="string" table:number-columns-spanned="3" table:number-rows-spanned="1" table:style-name="ce21">
            <text:p>00.070.509/0005-34</text:p>
          </table:table-cell>
          <table:covered-table-cell table:number-columns-repeated="2"/>
          <table:table-cell office:value-type="string" table:number-columns-spanned="10" table:number-rows-spanned="1" table:style-name="ce23">
            <text:p>OFERECER COFFEE BREAK PARA EVENTOS INSTITUCIONAIS NA PR/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0,42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COS DA SILVA GERALDO - CPF: 484.978.606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7/2024 a 10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CARTONAGEM MALUF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284.506/0001-7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60 CAIXAS DE PAPELÃO DO TIPO C KRAFT, ESPESSURA 3,7MM - GRAMATURA 420 - COLUNA 6,0CM, TAMANHO 500X380X270, COM A FINALIDADE DE ARMAZENAR OS LIVROS DA BIBLIOTECA DA PR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1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COS DA SILVA GERALDO - CPF: 484.978.606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7/2024 a 17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1/07/2024</text:p>
          </table:table-cell>
          <table:covered-table-cell/>
          <table:table-cell office:value-type="string" table:number-columns-spanned="8" table:number-rows-spanned="1" table:style-name="ce22">
            <text:p>BRUNA PAULA GARCIA MONTEIRO</text:p>
          </table:table-cell>
          <table:covered-table-cell table:number-columns-repeated="7"/>
          <table:table-cell office:value-type="string" table:number-columns-spanned="3" table:number-rows-spanned="1" table:style-name="ce21">
            <text:p>092.036.876-02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A PESSOA FÍSICA: BRUNA PAULA GARCIA MONTEIRO, CPF Nº 092.036.876-02, PARA OS SERVIÇOS DE COPA E LIMPEZA NO DIA 21/07/2024, NO EVENTO: REUNIÃO ENTRE A EQUIPE SPPEA/PGR E A ASSOCIAÇÃO BRASILEIRA DE ANTROPOLOG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8,1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WALISON CARLOS SILVA - CPF: 037.325.526-8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6/2024 a 11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DEPÓSITO DE MATERIAIS DE CONSTRUÇÃO GOME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1.745.971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EQUENO VALOR E DEMANDA URGENTE. UTILIZAÇÃO IMEDIATA NAS DEPENDÊNCIAS DA PRM-DIVINÓPOLIS. CONEXÕES PARA MANGUEIRA DE JARDIM, FITA VEDA ROSCA E LUVA DO TIPO VAQUE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WALISON CARLOS SILVA - CPF: 037.325.526-8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7/2024 a 15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4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4</text:p>
          </table:table-cell>
          <table:covered-table-cell/>
          <table:table-cell office:value-type="string" table:number-columns-spanned="8" table:number-rows-spanned="1" table:style-name="ce22">
            <text:p>DEPÓSITO DE MATERIAIS DE CONSTRUÇÃO GOME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1.745.971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EQUENO VALOR E DE URGÊNCIA, CONSISTINDO EM ÍTENS DE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0 - PR-MS - PROCURADORIA DA REPUBLICA - MATO GROSSO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FERNANDA OLIVEIRA SOUSA - CPF: 008.623.751-9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6/2024 a 01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2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ATACADISTA MEGA</text:p>
          </table:table-cell>
          <table:covered-table-cell table:number-columns-repeated="7"/>
          <table:table-cell office:value-type="string" table:number-columns-spanned="3" table:number-rows-spanned="1" table:style-name="ce21">
            <text:p>02.318.826/0002-0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<text:s/>ATENDIMENTO <text:s/>DE <text:s/>DEMANDAS <text:s/>COMO <text:s/>REUNIÕES, <text:s/>PRESENÇA <text:s/>DE <text:s/>AUTORIDADES <text:s/>E <text:s/>OUTROS EVENTOS NOS QUAIS SE FAÇA NECESSÁRIA A MÍNIMA CORDIALIDADE E BOA EXPERIÊNCIA AOS ENVOLVIDOS. COMPRA EM CARÁTER EXCEPCIONAL, VISTO A RESCIÇÃO DO CONTRATO DE COPEIRAGE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42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LEXSANDER LIMA DOS SANTOS - CPF: 009.881.771-0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6/2024 a 16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WMS SUPERMERCADOS DO BRASI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3.209.765/0538-2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ARA REUNIÃO DA EQUIP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4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MARIA HELENA RONDON LUZ CARTORIO 5° OFICIO DE CUIABA</text:p>
          </table:table-cell>
          <table:covered-table-cell table:number-columns-repeated="7"/>
          <table:table-cell office:value-type="string" table:number-columns-spanned="3" table:number-rows-spanned="1" table:style-name="ce21">
            <text:p>474.359.251-87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AUTENTICAÇÃO PARA TRANSFERÊNCIA DE VEÍCUL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,54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GICELIA AMARANTE MOTA - CPF: 964.653.791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6/2024 a 26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0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COMERCIAL FOR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19.013.650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DE EXPEDIENTE (E.V.A) PARA A UNIDADE DA PRM-ROO. DESPESA DE PEQUENO VULTO. SEM COBERTURA CONTRATU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FEST PRIME LOCACO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2.296.973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REFERENTE A LOCAÇÃO DE EQUIPAMENTOS PARA EVENTO DA PRM-ROO. DESPESA DE PEQUENO VULTO E SEM COBERTURA CONTRATU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3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LESTE GAS <text:s/>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153.073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01 GÁS PARA ATENDER A COPA DA PRM-ROO. DESPESA DE PEQUENO VULTO. SEM COBERTURA CONTRATU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L F GERHARDT E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576.405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DUAS BATERIAS SELADAS PARA NOBREAKS (MATERIAL ELÉTRICO). DESPESA DE PEQUENO VULTO E SEM COBERTURA CONTRATU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2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RGE ANDRE SCHNEIDER - CPF: 907.950.751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5/2024 a 26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2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7/2024</text:p>
          </table:table-cell>
          <table:covered-table-cell/>
          <table:table-cell office:value-type="string" table:number-columns-spanned="8" table:number-rows-spanned="1" table:style-name="ce22">
            <text:p>PROCAPAS - <text:s/>M.E. VALENTE- COMÉRCIO</text:p>
          </table:table-cell>
          <table:covered-table-cell table:number-columns-repeated="7"/>
          <table:table-cell office:value-type="string" table:number-columns-spanned="3" table:number-rows-spanned="1" table:style-name="ce21">
            <text:p>21.899.657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COLA PARA CONSERTAR UM BEBEDOURO DE ÁGU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7/2024</text:p>
          </table:table-cell>
          <table:covered-table-cell/>
          <table:table-cell office:value-type="string" table:number-columns-spanned="8" table:number-rows-spanned="1" table:style-name="ce22">
            <text:p>FRANCIS COMERCIO DE 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678.796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BOTIJÃO DE GÁS DE COZINH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DISFER COM. E DISTRIB DE FERRAMENTA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7.232.930/0001-7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UMA COLA PARA COLAR PLÁSTICO, PARA CONSERTAR UM BEBEDOURO DE ÁGU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ULYELLE PINTO BASTOS - CPF: 005.519.411-7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5/2024 a 26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9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4</text:p>
          </table:table-cell>
          <table:covered-table-cell/>
          <table:table-cell office:value-type="string" table:number-columns-spanned="8" table:number-rows-spanned="1" table:style-name="ce22">
            <text:p>A.N. GAS E AGUA</text:p>
          </table:table-cell>
          <table:covered-table-cell table:number-columns-repeated="7"/>
          <table:table-cell office:value-type="string" table:number-columns-spanned="3" table:number-rows-spanned="1" table:style-name="ce21">
            <text:p>12.305.224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UM GÁS DE COZINHA PARA FAZER CAFÉ, ATENDENDO OS SERVIDORES DEST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RODRIGO MOREIRA DE SOUZA ROCHA - CPF: 030.091.236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6/2024 a 26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LOPES</text:p>
          </table:table-cell>
          <table:covered-table-cell table:number-columns-repeated="7"/>
          <table:table-cell office:value-type="string" table:number-columns-spanned="3" table:number-rows-spanned="1" table:style-name="ce21">
            <text:p>00.281.035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REPAROS DE TORNEIRAS E DESENGRIPANTE PARA USO N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9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HIPER JN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2.359.273/0002-3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BENS DE CONSUMO PARA USO N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7/2024</text:p>
          </table:table-cell>
          <table:covered-table-cell/>
          <table:table-cell office:value-type="string" table:number-columns-spanned="8" table:number-rows-spanned="1" table:style-name="ce22">
            <text:p>HIPER JN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2.359.273/0002-3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CONSUMO PARA USO N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9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5 - PR-PA - PROCURADORIA DA REPUBLICA - P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RENATA RAMOS VIEIRA - CPF: 004.016.812-3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4/2024 a 09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0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PORTUGAL COMÉRCIO DE PRODUTOS DESCARTÁVEIS</text:p>
          </table:table-cell>
          <table:covered-table-cell table:number-columns-repeated="7"/>
          <table:table-cell office:value-type="string" table:number-columns-spanned="3" table:number-rows-spanned="1" table:style-name="ce21">
            <text:p>83.349.563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MATER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53,6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IMPORTADORA OPLIM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945.481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MANUTEN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4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6/2024 a 20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NAVETUR-NAVEGAÇÃO, COMERCIO E SERVI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043.758/0004-6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TRÊS PASSAGENS DE CAMAROTE PARA TRANSPORTE DOS SERVIDORES CESAR SOUSA, VALTINHO DOS SANTOS E VOLNEI FIGUEIREDO, DA CIDADE DE BREVES-PA PARA CIDADE DE BELÉM-PA , EM RETORNO DE DESLOCAMENTO PARA CUMPRIMENTO DE DILIGÊNCIA NA CIDADE DE ANAJÁS-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1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B/M ASTRO REI DE ANAJÁS</text:p>
          </table:table-cell>
          <table:covered-table-cell table:number-columns-repeated="7"/>
          <table:table-cell office:value-type="string" table:number-columns-spanned="3" table:number-rows-spanned="1" table:style-name="ce21">
            <text:p>40.417.948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TRÊS PASSAGENS PARA TRANSPORTE DOS SERVIDORES CESAR SOUSA, VALTINHO DOS SANTOS E VOLNEI FIGUEIREDO,DA CIDADE DE BREVES-PA, PARA DESLOCAMENTO EM CUMPRIMENTO DE DILIGÊNCIA NA CIDADE DE ANAJÁS-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JS COMERCIO VAREJISTA DE COMBUSTIVEI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33.650.298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100 LITROS DE COMBUSTÍVEL DO TIPO ÓLEO DIESEL S-500,PA LOCOMOÇÃO DE EMBARCAÇÃO CEDIDA PELA CPT- COMISSÃO PASTORAL DA TERRA, EM APOIO DA DILIGÊNCIA DOS SERVIDORES DA PRPA, CESAR SOUSA, VALTINHO DOS SANTOS E VOLNEI FIGUEIREDO, REALIZADA EM COMUNIDADE RIBEIRINHA DA ZONA RURAL DO MUNICÍPIO DE ANAJÁS-PARÁ, REALIZADA NO PERÍODO DE 03/07/24 À 04/07/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6/07/2024</text:p>
          </table:table-cell>
          <table:covered-table-cell/>
          <table:table-cell office:value-type="string" table:number-columns-spanned="8" table:number-rows-spanned="1" table:style-name="ce22">
            <text:p>WILSON FURTADO PINHEIRO</text:p>
          </table:table-cell>
          <table:covered-table-cell table:number-columns-repeated="7"/>
          <table:table-cell office:value-type="string" table:number-columns-spanned="3" table:number-rows-spanned="1" table:style-name="ce21">
            <text:p>911.458.722-04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PRESTADO DE DUAS DIÁRIAS DE PILOTO EM DESLOCAMENTO DA CIDADE DE ANAJÁS-PA, ATÉ A COMUNIDADE RIBEIRINHA DAS PEDRAS NA ZONA RURAL DO MUNICÍPIO, PARA CONDUÇÃO DOS SERVIDORES CESAR SOUSA, VALTINHO DOS SANTOS E VOLNEI FIGUEIREDO, PARA CUMPRIMENTO DE ORDEM DE DILIGÊNC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39,33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LIMA E LE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990.972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 EM PNEU DO VEÍCULO OFICIAL DE PROPRIEDADE DA PRPA, JEEP COMPASS DE PLACA QVR2I39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AZUL LINHAS AÉREAS BRASILEIRAS SA</text:p>
          </table:table-cell>
          <table:covered-table-cell table:number-columns-repeated="7"/>
          <table:table-cell office:value-type="string" table:number-columns-spanned="3" table:number-rows-spanned="1" table:style-name="ce21">
            <text:p>09.296.295/0035-09</text:p>
          </table:table-cell>
          <table:covered-table-cell table:number-columns-repeated="2"/>
          <table:table-cell office:value-type="string" table:number-columns-spanned="10" table:number-rows-spanned="1" table:style-name="ce23">
            <text:p>TRANSPORTE EQUIPAMENTO ANTENA STARLINK PARA PRM SANTARÉ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0,9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LOJA DA BORRACH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093.224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ORREIAS PARA OS FANCOIS DO EQUIPAMENTO DE AR-CONDICIONADO DO PRÉDIO ANEXO D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8,6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BEL TUBO BELEM TUBO COM LTDA-EPP</text:p>
          </table:table-cell>
          <table:covered-table-cell table:number-columns-repeated="7"/>
          <table:table-cell office:value-type="string" table:number-columns-spanned="3" table:number-rows-spanned="1" table:style-name="ce21">
            <text:p>34.891.754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PARA REPARO NO SISTEMA DE TUBULAÇÃO DO PRÉDIO ANEXO D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65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ALFA E OMEGA COMERCIO DE ELETRODOMESTIC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207.813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KIT PISTOLA DA LAVADORA DE ALTA PRESSÃO COM CONEXÃO DA MANGUEIRA, PEÇA DANIFICA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6/2024 a 14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ANGLASS COMUNICAÇÃO E SINALIZAÇÃO VISUAL</text:p>
          </table:table-cell>
          <table:covered-table-cell table:number-columns-repeated="7"/>
          <table:table-cell office:value-type="string" table:number-columns-spanned="3" table:number-rows-spanned="1" table:style-name="ce21">
            <text:p>04.798.838/0001-23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REPARO NO LETREIRO DA FACHADA DA SEDE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SE PEREIRA DOS SANTOS - CPF: 845.322.208-8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7/2024 a 22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LAPIDAR INSDUSTRIA E COMERCIO DE VIDR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595.296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NÃO HAVIA NO ESTOQUE DA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0 - PR-PI - PROCURADORIA DA REPUBLICA - PIAUI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LEXANDRE FERREIRA COELHO - CPF: 021.677.813-1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6/2024 a 06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JANDERVAN DA SILVA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52.974.160/0001-35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O MOTOR DO PORTÃO DE ENTRADA DE VEÍCULOS DEST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CARLOS ALVES DE MOURA &amp; CIA LTDA-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977.354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DOIS BOTIJÕES DE GÁS DE COZINHA PARA SUPRIR AS NECESSIDADES DEST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IGOR NOGUEIRA BATISTA - CPF: 937.031.633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5/2024 a 09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ROCHA SUPERMERCAD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541.702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20 PACOTES DE 250 GRAMAS DE CAFÉ TORRADO E MOIDO PARA CONSUMO DA PRM-CORR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5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BENIVALDO SOUZA DO NASCIMENTO &amp; CI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8.917.635/0001-1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AS DE COZINHA PARA CONSUMO COPA DA PRM-CORR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UCIANO MOURA SANTOS - CPF: 003.024.563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6/2024 a 06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RANIERE DA MOTA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007.816.663-25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REMOÇÃO DE MOFO E EXECUÇÃO DE SERVIÇO DE PINTURA NAS PAREDES DE 2 (DUAS) SALAS DO EDIFÍCIO-SEDE DA PRM/SÃO RAIMUNDO NONA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UCIANO MOURA SANTOS - CPF: 003.024.563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4 a 30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5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8/07/2024</text:p>
          </table:table-cell>
          <table:covered-table-cell/>
          <table:table-cell office:value-type="string" table:number-columns-spanned="8" table:number-rows-spanned="1" table:style-name="ce22">
            <text:p>DISTRIBUIDORA DE ALIMENTOS SÃO JUDAS TADEU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6.549.838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REPOSIÇÃO DO GÁS DE COZINHA E DE SUBSTITUIÇÃO DE REGISTRO REGULADOR DE GÁS, EM VIRTUDE DE DESGASTE PROVOCADO PELO TEMPO DE USO, PARA FINS DE CONTINUIDADE DOS SERVIÇOS DE COPA E COZINHA DA PRM/PIC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9,8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THIAGO PATRICK ROSA BRITO - CPF: 006.592.253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5/2024 a 09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6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COMERCIAL MACEDO E FILH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724.941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REFIL - FILTRO CAIXA DÁGUA EXTERN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3,12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3 - PR-PR - PROCURADORIA DA REPUBLICA - PARA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IRCEU GERALDO PEREIRA DE ANDRADE - CPF: 616.229.239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5/2024 a 25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12 TABELIONATO DE NOTAS</text:p>
          </table:table-cell>
          <table:covered-table-cell table:number-columns-repeated="7"/>
          <table:table-cell office:value-type="string" table:number-columns-spanned="3" table:number-rows-spanned="1" table:style-name="ce21">
            <text:p>11.433.754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RECONHECIMENTO DE FIRMA DO PROCURDOR CHEFE EM DOCUMENTO DE TRANSFERÊNCIA DE VEÍCULO OFIC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17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ERTIFICADO DIGITAL PARA A SERVIDORA ANA CRISTINA FERNANDES DUTTON DA SILVA (MATRÍCULA 3895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ERTIFICADO DIGITAL PARA O SERVIDOR JOSÉ DE RIBAMAR SALIM ROSA JUNIOR (MATRÍCULA 21913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ERTIFICADO DIGITAL PARA O SERVIDOR KENJI SUZUKI (MATRÍCULA 7735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ERTIFICADO DIGITAL PARA O SERVIDOR ELIEZER MARTINS DA SILVA (MATRÍCULA 25200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ERTIFICADO DIGITAL PARA O SERVIDOR ARI RICARDO VIEIRA (MATRÍCULA 27491)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ERTIFICADO DIGITAL PARA O SERVIDOR RAFAEL JANKOVSKI (MATRÍCULA 12393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HAVAN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79.379.491/0007-79</text:p>
          </table:table-cell>
          <table:covered-table-cell table:number-columns-repeated="2"/>
          <table:table-cell office:value-type="string" table:number-columns-spanned="10" table:number-rows-spanned="1" table:style-name="ce23">
            <text:p>PANELA E FERVEDOR INOX COMPATÍVEL COM FOGÃO DE INDUÇÃO PARA USO EM EVENTOS DE CONFRATERNIZAÇÃO E PARA TAMBÉM PELOS SERVIDORES NA COPA DO 15º AND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9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ERTIFICADO DIGITAL PARA O SERVIDOR ALEXANDER VINICIUS VISTUBA (MATRÍCULA 20307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ERTIFICADO DIGITAL PARA O SERVIDOR HUGO DOS SANTOS FERREIRA (MATRÍCULA 28601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ERTIFICADO DIGITAL PARA A SERVIDORA JEANE MARQUES GOMES BRUNORI (MATRÍCULA 12578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ER DOS SANTOS BUENO - CPF: 604.602.539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6/2024 a 26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VEDAGUA MATERIAIS HIDRÁULICO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75.661.496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VISANDO INSTALAÇÃO DE BEBEDOURO DE ÁGUA NO EDIFICIO SEDE DO MPF CASCAVE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RONALDO RIBEIRO E CIA LTDA. CHAVEIRO SÃO PEDRO</text:p>
          </table:table-cell>
          <table:covered-table-cell table:number-columns-repeated="7"/>
          <table:table-cell office:value-type="string" table:number-columns-spanned="3" table:number-rows-spanned="1" table:style-name="ce21">
            <text:p>76.771.948/0003-7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HAVE PARA PORTA EM RAZÃO DA NECESSIDADE DE CHAVE RESERV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VEDAGUA MATERIAIS HIDRÁULICO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75.661.496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VISANDO INSTALAÇÃO DE BEBEDOURO NO EDIFICIO SEDE DO MPF CASCAVEL/P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JVC COM. MAT. DE CONSTRU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4.838.002/0001-4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REIA PARA USO EM CAIXA DE DESMUNICIAMENTO PARA USO DA POLICIA DO MPU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HENRIQUE CEZAR MARTINS LEONCIO - CPF: 005.442.889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4 a 25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5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CHAVES BRASIL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81.132.656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CÓPIAS DE CHAVES PARA PORTAS DE SALAS DO PRÉDIO DA PRM FOZ; DE UMA ALMOFADA PARA COLETA DE IMPRESSÃO DIGITAL DE SERVIDORES, VISANDO CONFECÇÃO DE IDENTIDADE FUNCIONAL E; DE UMA PILHA/BATERIA PARA CONTROLE DO EQUIPAMENTO PROJETOR UTILIZADO NA SALA DE REUNIÕES DA PRM FOZ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3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SE CARLOS SCHMIDT - CPF: 804.202.229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7/2024 a 23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M.G. MACEDO &amp; CIA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0.582.39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CONSERTO EMERGENCIAL DO AR CONDICIONADO DO CPD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ROGERIO DOBRZANSKI - CPF: 052.989.599-4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31/05/2024 a 24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2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DHIULIANO DE JESUS LEITE</text:p>
          </table:table-cell>
          <table:covered-table-cell table:number-columns-repeated="7"/>
          <table:table-cell office:value-type="string" table:number-columns-spanned="3" table:number-rows-spanned="1" table:style-name="ce21">
            <text:p>49.157.856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TROCA DE LÂMPADAS DA PRM DE PATO BRANCO/P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SANDRO DE OLIVEIRA LAHOUD - CPF: 565.211.629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5/2024 a 24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2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ELETROLUZ MATERIAI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502.754/0012-0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LÂMPADAS QUEIMADAS NA PRM-LONDRINA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3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0/07/2024</text:p>
          </table:table-cell>
          <table:covered-table-cell/>
          <table:table-cell office:value-type="string" table:number-columns-spanned="8" table:number-rows-spanned="1" table:style-name="ce22">
            <text:p>GRAFICA DIGITAL PRINT COLOR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1.917.176/0001-7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ADESIVO PARA CARACTERIZAÇÃO DE VEÍCULO OFICIAL DO MPF A PEDIDO DO PROCURADOR DA REPÚBLICA DR. RAPHAEL OTAVIO BUENO SANTOS, EM RAZÃO DE DILIGÊNCIA NO MUNICÍPIO DE GUAÍRA/PR DEVIDO A CONFLITOS EM TERRAS INDÍGEN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L A S SANTOS FILTROS</text:p>
          </table:table-cell>
          <table:covered-table-cell table:number-columns-repeated="7"/>
          <table:table-cell office:value-type="string" table:number-columns-spanned="3" table:number-rows-spanned="1" table:style-name="ce21">
            <text:p>09.011.752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NO PURIFICADOR IBBL FR600 PATRIMÔNIO 25-013.199 - HOUVE A SUBSTITUIÇÃO DA CUBA PLÁSTICA OU CANE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YUWANAGA &amp; YUWANAG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05.130/0001-23</text:p>
          </table:table-cell>
          <table:covered-table-cell table:number-columns-repeated="2"/>
          <table:table-cell office:value-type="string" table:number-columns-spanned="10" table:number-rows-spanned="1" table:style-name="ce23">
            <text:p>DISPERSOR (AREJADOR) APRESENTAVA DESGASTE, QUANDO A TORNEIRA DO BANHEIRO DA SUBJUR ERA UTILIZADA ESPALHAVA ÁGUA PELO AMBIENTE E ALGUMAS VEZES MOLHAVA O USU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NGELO STROLIGO PECLY - CPF: 041.839.667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7/2024 a 08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EXPRESS INFORMATICA DE FRIBURGO</text:p>
          </table:table-cell>
          <table:covered-table-cell table:number-columns-repeated="7"/>
          <table:table-cell office:value-type="string" table:number-columns-spanned="3" table:number-rows-spanned="1" table:style-name="ce21">
            <text:p>09.169.643/0001-38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INFORMÁTICA NECESSÁRIO PARA ATENDIMENTO ÀS DEMAND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8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IRMÃOS TORRES FRIBURGO COM. DE PROD. ELETRON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385.069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CAIXA PARA ORGANIZAÇÃO E PILHAS PARA ELETRÔNICOS DE FECHADURAS BIOMÉTRIC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6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ARINA FAULSTICH NEVES JOSIAS - CPF: 070.495.407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4/2024 a 17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3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GLEVERSON DA SILVA GUIMARÃES SIMOCA</text:p>
          </table:table-cell>
          <table:covered-table-cell table:number-columns-repeated="7"/>
          <table:table-cell office:value-type="string" table:number-columns-spanned="3" table:number-rows-spanned="1" table:style-name="ce21">
            <text:p>47.330.427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REALIZAR A TROCA DO MAGNETRON DO MICROONDAS LG, MODELO MS3052R, PATRIMÔNIO 30.023.060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5/2024 a 30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5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ARIS AL COMERCIO E DISTRIBUIDORA DE BEBIDAS E GEL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23.090.557/0001-6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7/2024 a 04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5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9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AMIANI PASSOS SILVA - CPF: 087.853.007-0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7/2024 a 27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RIOPOLIS B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3.978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EVENTO PARA RECPECIONAR COMITIVA INTERNCIONAL DO FB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2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INTERCONTINENTAL COMERCIO DE ALIMENTOS</text:p>
          </table:table-cell>
          <table:covered-table-cell table:number-columns-repeated="7"/>
          <table:table-cell office:value-type="string" table:number-columns-spanned="3" table:number-rows-spanned="1" table:style-name="ce21">
            <text:p>64.308.299/0013-62</text:p>
          </table:table-cell>
          <table:covered-table-cell table:number-columns-repeated="2"/>
          <table:table-cell office:value-type="string" table:number-columns-spanned="10" table:number-rows-spanned="1" table:style-name="ce23">
            <text:p>RECEPÇÃO DA COMITIVA INTERNACIONAL DOS AGENTES DO FB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AMERICANAS SA</text:p>
          </table:table-cell>
          <table:covered-table-cell table:number-columns-repeated="7"/>
          <table:table-cell office:value-type="string" table:number-columns-spanned="3" table:number-rows-spanned="1" table:style-name="ce21">
            <text:p>00.776.574/0322-79</text:p>
          </table:table-cell>
          <table:covered-table-cell table:number-columns-repeated="2"/>
          <table:table-cell office:value-type="string" table:number-columns-spanned="10" table:number-rows-spanned="1" table:style-name="ce23">
            <text:p>RECEPÇÃO DA COMITIVA INTERNACIONAL DOS AGENTES DO FB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9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MAGAZINE E ARMARINHO MELHOR DAS CASAS RJ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8.651.659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RECEPÇÃO PRA COMITIVA INTERNACIONAL DOS AGENTES DO FB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RILDY CARIOCA FOOD</text:p>
          </table:table-cell>
          <table:covered-table-cell table:number-columns-repeated="7"/>
          <table:table-cell office:value-type="string" table:number-columns-spanned="3" table:number-rows-spanned="1" table:style-name="ce21">
            <text:p>28.456.543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ALIMENTAÇÃO PARA COMITIVA INTERNACIONAL DO FB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RIOPOLIS B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3.978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ALIMENTAÇÃO PARA COMITIVA INTERNACIONAL DO FB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BUENO E BUENO DECORAÇÕE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2.223.916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ORNAMENTAÇÃO DA MOSTRA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31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CAÇULA - PARCO PAPELAR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214.053/0007-14</text:p>
          </table:table-cell>
          <table:covered-table-cell table:number-columns-repeated="2"/>
          <table:table-cell office:value-type="string" table:number-columns-spanned="10" table:number-rows-spanned="1" table:style-name="ce23">
            <text:p>MARTERIAL PARA ORNAMENTAÇÃO DA MOSTRA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RONER SANTOS DECORAÇÕES</text:p>
          </table:table-cell>
          <table:covered-table-cell table:number-columns-repeated="7"/>
          <table:table-cell office:value-type="string" table:number-columns-spanned="3" table:number-rows-spanned="1" table:style-name="ce21">
            <text:p>01.425.787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ORGANIZAÇÃO DA MOSTRA DE ARTE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1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RONER SANTOS DECORAÇÕES</text:p>
          </table:table-cell>
          <table:covered-table-cell table:number-columns-repeated="7"/>
          <table:table-cell office:value-type="string" table:number-columns-spanned="3" table:number-rows-spanned="1" table:style-name="ce21">
            <text:p>01.425.787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ORNAMENTAÇÃO PARA EVENTO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4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MOVA PET LAZER COMERCI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850.978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ORNAMENTAÇÃO PARA EVENTO DO MEMORIAL DO MPF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DUTRAPLAST COMERCIO DE PLASTICOS E TECID</text:p>
          </table:table-cell>
          <table:covered-table-cell table:number-columns-repeated="7"/>
          <table:table-cell office:value-type="string" table:number-columns-spanned="3" table:number-rows-spanned="1" table:style-name="ce21">
            <text:p>09.191.934/0020-95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ORNAMENTAÇÃO PARA EVENTO DE MOSTRA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,5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IMPERIO DAS PELUCI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783.630/0001-3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ORNAMENTAÇÃO DA MOSTRA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9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2-9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ORNAMENTAÇÃO PARA EVENTO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4,2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2-9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ORNAMENTAÇÃO DA MOSTRA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5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LEROY MERLIN COMPANHIA BRASILEIRA DE BRICOLAGEM</text:p>
          </table:table-cell>
          <table:covered-table-cell table:number-columns-repeated="7"/>
          <table:table-cell office:value-type="string" table:number-columns-spanned="3" table:number-rows-spanned="1" table:style-name="ce21">
            <text:p>01.438.784/0020-6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ORNAMENTAÇÃO DA MOSTRA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6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FABIANA SALOMAO E SILVA GUIMARAES - CPF: 058.521.316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7/2024 a 16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OBRA DO MEMORIAL EXPOSICAO MARAMBA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820,17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GISELE FELIX DA SILVA - CPF: 083.027.977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7/2024 a 04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FERRAGENS LINDOR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241.035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6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TINTAS PARA O MEMORIAL DA PR/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0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NOTA FISCAL DE R$ 488,00: DAISY PAGOU 400,00. GISELE PAGOU R$ 88,00. QUANDO DAISY FOI REALIZAR O PAGAMENTO COM O CARTÃO, NÃO FOI AUTORIZ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HAROLDO DE ALMEIDA RANGEL JUNIOR - CPF: 990.741.767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5/2024 a 23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0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7/2024</text:p>
          </table:table-cell>
          <table:covered-table-cell/>
          <table:table-cell office:value-type="string" table:number-columns-spanned="8" table:number-rows-spanned="1" table:style-name="ce25">
            <text:p>LIMA &amp; ABREU COMERCIO VAREJISTA DE ARTIGOS DE PAPELARIA E SERVIÇOS DE XEROGRAFI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5.146.182/0001-27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CARTAZES PARA DIVULGAÇÃO DE PROCESSO SELETIVO DE ESTAGIÁRI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COSTA AZUL ALIMENT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493.338/0025-00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INSTALAÇÕ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5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HUMBERTO DE DEUS PINNA JUNIOR - CPF: 964.013.707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5/2024 a 19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9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E COMPRA DE MATERIAL PARA REFORMA DO MEMOR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68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ULIO BAPTISTA CORREA - CPF: 113.933.027-6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7/2024 a 08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4</text:p>
          </table:table-cell>
          <table:covered-table-cell/>
          <table:table-cell office:value-type="string" table:number-columns-spanned="8" table:number-rows-spanned="1" table:style-name="ce22">
            <text:p>CASA &amp; VIDEO RIO DE JANEIRO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14.284/0029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QUE OS PANOS UTILIZADOS NO SERVIÇO DE LIMPEZA FOSSEM LAVADOS E SECASSEM CORRETAMENTE, FOI ADQUIRIDO UM VARAL DE CH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7/2024</text:p>
          </table:table-cell>
          <table:covered-table-cell/>
          <table:table-cell office:value-type="string" table:number-columns-spanned="8" table:number-rows-spanned="1" table:style-name="ce22">
            <text:p>RENDER COPIADORA E COMUNICAÇÃO VISUAL LTDA-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230.66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DEMANDADO SERVIÇO DE ARTE GRÁFICA, PARA QUE PUDESSE SER CONFECCIONADO MATERIAL DE DIVULGAÇÃO DO CONCURSO DE ESTAGIÁRI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RENDER COPIADORA E COMUNICAÇÃO VISUAL LTDA-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230.66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IMPRESSO MATERIAL DE DIVULGAÇÃO DO CONCURSO PARA ESTAGIÁRIOS, Q UE SERÁ FIXADO NAS FACULDADES CONVENIAD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,5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RENDER COPIADORA E COMUNICAÇÃO VISUAL LTDA-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230.66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PRECISO IMPRIMIR MAIS CÓPIAS DO MATERIAL DE DIVULGAÇÃO DO CONCURSO PARA ESTAGIÁRIOS, PARA QUE FOSSE POSSÍVEL CRIAR EXPOSIÇÃO NOS ÓRGÃOS PÚBLICOS E FACULDADES DA C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7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EONARDO DA SILVA BARBIERO - CPF: 070.145.257-9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5/2024 a 09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7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MATEUS DE SOUZA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36.739.847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LAVAGEM DO VEÍCULO OFIC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EONARDO NUNES JANNUZZI - CPF: 094.113.837-2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4 a 10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S7S3W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371.239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IVIA NUNES RODRIGUES LEME - CPF: 091.279.167-5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4/2024 a 24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TAMOIO DENT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1.691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ACABAR, NECESSÁRIOS AO ATENDIMENTO ODONTOLÓGICO;</text:p>
          </table:table-cell>
          <table:covered-table-cell table:number-columns-repeated="9"/>
          <table:table-cell office:value-type="string" table:number-columns-spanned="2" table:number-rows-spanned="1" table:style-name="ce24">
            <text:p>R$ 61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IVIA NUNES RODRIGUES LEME - CPF: 091.279.167-5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7/2024 a 21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MARISA GOMES DE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30.245.092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ACABAR, NECESSÁRIOS AO ATENDIMENTO NA ODONTOLOG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7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TAMOIO DENT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1.691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ACABAR, NECESSÁRIOS PARA O ATENDIMENTO NA SEASB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7,1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IA DE JESUS DOS SANTOS CARVALHO - CPF: 872.163.967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4 a 10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ESTORIL DE NITEROI MATERIAIS DE CONSTRUÇA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0.091.67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2 SIFÕES PARA COPA E BANHEI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ESTORIL DE NITEROI MATERIAIS DE CONSTRUÇA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0.091.67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CONSERTO DE VAZAMENTO COPA E BANHEI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ESTORIL DE NITEROI MATERIAIS DE CONSTRUÇA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0.091.67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TORNEIRA PARA BANHEI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4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ESTORIL DE NITEROI MATERIAIS DE CONSTRUÇA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0.091.67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CONSERTO DE VAZAMENTO COPA E BANHEI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,6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ANDRESSA MARIA FERREIRA BARBOZA</text:p>
          </table:table-cell>
          <table:covered-table-cell table:number-columns-repeated="7"/>
          <table:table-cell office:value-type="string" table:number-columns-spanned="3" table:number-rows-spanned="1" table:style-name="ce21">
            <text:p>44.655.127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CABOS E CONVERSOR VG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SANDRO FERREIRA TAVARES - CPF: 023.072.807-3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6/2024 a 06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REFRIGERAÇÃO GBT HD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589.966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CAPACITOR PARA O AR SPLIT DA SALA DOS ASSESSORES DO DR LEONAR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CASA E VÍDEO RIO DE JANEIRO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14.284/0103-98</text:p>
          </table:table-cell>
          <table:covered-table-cell table:number-columns-repeated="2"/>
          <table:table-cell office:value-type="string" table:number-columns-spanned="10" table:number-rows-spanned="1" table:style-name="ce23">
            <text:p>COPOS PARA REPOSIÇÃO NA COPA E PARA ATENDER AOS GABINET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76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LEX GONDIM DA MOTTA - CPF: 658.457.652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4/2024 a 22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3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COMERCIAL OZAM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5.516.690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COFFEE BREAK, AUDIÊNCIA PÚBLI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99,7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ANIEL ARAGAO DA SILVA - CPF: 673.875.602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5/2024 a 26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ALCINEIA DE ABREU LEITE</text:p>
          </table:table-cell>
          <table:covered-table-cell table:number-columns-repeated="7"/>
          <table:table-cell office:value-type="string" table:number-columns-spanned="3" table:number-rows-spanned="1" table:style-name="ce21">
            <text:p>01.535.520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COFFEE BREAK EVENTO PRE EM GUAJARÁ MIRI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5/2024 a 27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2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DOUBLE CRIATIVE</text:p>
          </table:table-cell>
          <table:covered-table-cell table:number-columns-repeated="7"/>
          <table:table-cell office:value-type="string" table:number-columns-spanned="3" table:number-rows-spanned="1" table:style-name="ce21">
            <text:p>15.031.383/0001-3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PROCURADOR LEONARDO TREVIZANI CABERLON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F C SOARES COM VAR DE MAD E ART-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965.443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9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EDUARDA ELUIZA SANTOS DE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43.860.448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E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AMAZONIA HIDRAUL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472.449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MS AGUIAR COMÉRCIO E SERVIÇ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6.973.725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8,7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AGROBOI</text:p>
          </table:table-cell>
          <table:covered-table-cell table:number-columns-repeated="7"/>
          <table:table-cell office:value-type="string" table:number-columns-spanned="3" table:number-rows-spanned="1" table:style-name="ce21">
            <text:p>04.119.970/0003-23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AMAZONIA HIDRAUL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472.449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ZANGRANDO &amp; ZANGRAND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211.416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01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H M F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2.868.870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 REFERENTE MEMORANDO DO SM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4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5/2024 a 27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2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L L PRODUTOS AUTOMOTIV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57.229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7/2024</text:p>
          </table:table-cell>
          <table:covered-table-cell/>
          <table:table-cell office:value-type="string" table:number-columns-spanned="8" table:number-rows-spanned="1" table:style-name="ce22">
            <text:p>CONSERMAQ COMERCIO E SERVIÇOS</text:p>
          </table:table-cell>
          <table:covered-table-cell table:number-columns-repeated="7"/>
          <table:table-cell office:value-type="string" table:number-columns-spanned="3" table:number-rows-spanned="1" table:style-name="ce21">
            <text:p>26.173.720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ITEC STORE</text:p>
          </table:table-cell>
          <table:covered-table-cell table:number-columns-repeated="7"/>
          <table:table-cell office:value-type="string" table:number-columns-spanned="3" table:number-rows-spanned="1" table:style-name="ce21">
            <text:p>42.455.340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2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IRMÃOS GONÇALVES COMÉRCIO E INDUSTR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082.624/0012-09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,5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ACHEI COM. DE PARAFUSOS E FERRAMENT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7.832.938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SEBASTIAO CARVALHO DE SOUZA NETO - CPF: 142.780.302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8/2024 a 30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SUPERGRAFF INDUSTRIA E COMERCIO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22.131.657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ANFLETOS DIVULGAR CONCURSO DE ESTAGIO MPF/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72,84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6 - PR-RR - PROCURADORIA DA REPUBLICA - RORAIM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AO CARLOS COELHO - CPF: 225.127.21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7/2024 a 02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9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BW ELÉTRICA</text:p>
          </table:table-cell>
          <table:covered-table-cell table:number-columns-repeated="7"/>
          <table:table-cell office:value-type="string" table:number-columns-spanned="3" table:number-rows-spanned="1" table:style-name="ce21">
            <text:p>29.815.600/0002-7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ATER EXCEPCIONAL QUE POR SUA NATUREZA E URGÊNCIA NÃO PODEM SER CONTRATADAS POR MEIO DE PROCESSO NORMAL DE LICITAÇÃO OU DISPENSA E ATENDER A DEMANDAS DE CONTRATAÇÕES DE PEQUENOS VALORES QUE SÃO DE UTILIZAÇÃO IMEDIATA E NÃO PASSÍVEIS DE PLANEJ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5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BW ELÉTRICA</text:p>
          </table:table-cell>
          <table:covered-table-cell table:number-columns-repeated="7"/>
          <table:table-cell office:value-type="string" table:number-columns-spanned="3" table:number-rows-spanned="1" table:style-name="ce21">
            <text:p>29.815.600/0002-7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MAQPEÇAS SERVIÇOS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20.890.536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PERIN 4V MATERIAIS DE CONTRUÇ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9.628.340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9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ELETRO MOTORES COMERCIO E SERVIÇ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1.515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L. M. SGUÁRIO E SILVA &amp;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5.950.456/0003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86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6/07/2024</text:p>
          </table:table-cell>
          <table:covered-table-cell/>
          <table:table-cell office:value-type="string" table:number-columns-spanned="8" table:number-rows-spanned="1" table:style-name="ce22">
            <text:p>M SGUARIO E SILVA &amp; CIA LTD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5.950.456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,92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M SGUARIO E SILVA &amp; CIA LTD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5.950.456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5/07/2024</text:p>
          </table:table-cell>
          <table:covered-table-cell/>
          <table:table-cell office:value-type="string" table:number-columns-spanned="8" table:number-rows-spanned="1" table:style-name="ce22">
            <text:p>CARLOS TEIRXEIRA RIBEIRO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1.029.426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BW ELÉTRICA</text:p>
          </table:table-cell>
          <table:covered-table-cell table:number-columns-repeated="7"/>
          <table:table-cell office:value-type="string" table:number-columns-spanned="3" table:number-rows-spanned="1" table:style-name="ce21">
            <text:p>29.815.600/0002-7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PERIN 4V MATERIAIS DE CONTRUÇ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9.628.340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3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POSTO MACUX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24.574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23/07/2024</text:p>
          </table:table-cell>
          <table:covered-table-cell/>
          <table:table-cell office:value-type="string" table:number-columns-spanned="8" table:number-rows-spanned="1" table:style-name="ce22">
            <text:p>PERIN 4V MATERIAIS DE CONTRUÇ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9.628.340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LAUDIA FERNANDA MANFRON MORO - CPF: 816.956.400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4/2024 a 09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9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JAIRO ANSELMO DOS PASSOS</text:p>
          </table:table-cell>
          <table:covered-table-cell table:number-columns-repeated="7"/>
          <table:table-cell office:value-type="string" table:number-columns-spanned="3" table:number-rows-spanned="1" table:style-name="ce21">
            <text:p>15.626.108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-SE A UTILIZAÇÃO DO SUPRIMENTO DE FUNDOS PARA COMPRA DE UM SIFÃO SANFONADO, TENDO EM VISTA QUE O QUE ESTÁ INSTALADO NA PIA DA COPA DO 1º ANDAR APRESENTA VAZ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UARDO NEPOMUCENO DA SILVA - CPF: 451.661.880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5/2024 a 12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CIA ZAFFARI - CANOAS</text:p>
          </table:table-cell>
          <table:covered-table-cell table:number-columns-repeated="7"/>
          <table:table-cell office:value-type="string" table:number-columns-spanned="3" table:number-rows-spanned="1" table:style-name="ce21">
            <text:p>93.015.006/0054-2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ÁGUA PARA AUDIÊNCIA PUBLICA CONFORME MEMORANDO159/2024/17º OFICIO/PRR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,2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UARDO NEPOMUCENO DA SILVA - CPF: 451.661.880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6/2024 a 12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CASA MAIRA <text:s/>- MARECHAL RONDON</text:p>
          </table:table-cell>
          <table:covered-table-cell table:number-columns-repeated="7"/>
          <table:table-cell office:value-type="string" table:number-columns-spanned="3" table:number-rows-spanned="1" table:style-name="ce21">
            <text:p>05.918.619/0054-05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PRA O EVENTOS E REUNIÕ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HELFER COM. EXP. E IMP.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3.050.278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PARA LIMPEZA DAS PAREDES DO PRÉDIO SE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7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UARDO NEPOMUCENO DA SILVA - CPF: 451.661.880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5/2024 a 12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PRINT STAR IMPRESS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8.809.769/0001-81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CONFORME DESPACHO Nº 19470/2024, REF. PR-RS-00051476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UARDO NEPOMUCENO DA SILVA - CPF: 451.661.880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6/2024 a 12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NELI VENTURINI</text:p>
          </table:table-cell>
          <table:covered-table-cell table:number-columns-repeated="7"/>
          <table:table-cell office:value-type="string" table:number-columns-spanned="3" table:number-rows-spanned="1" table:style-name="ce21">
            <text:p>87.054.110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REALIZADA PARA A RECUPERAÇÃO DOS DOCUMENTOS DO ARQUI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BARÃO CORDAS - CASA DAS CORDAS</text:p>
          </table:table-cell>
          <table:covered-table-cell table:number-columns-repeated="7"/>
          <table:table-cell office:value-type="string" table:number-columns-spanned="3" table:number-rows-spanned="1" table:style-name="ce21">
            <text:p>40.022.896/0001-2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ARA RECUPERAÇÃO DOS DOCUMENTOS DO ARQUI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KAYSER FERRAGEM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3.213.919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STINADA PARA RECUPERAÇÃO DOS DOCUMENTOS DO ARQUI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2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FORT ATACADISTA</text:p>
          </table:table-cell>
          <table:covered-table-cell table:number-columns-repeated="7"/>
          <table:table-cell office:value-type="string" table:number-columns-spanned="3" table:number-rows-spanned="1" table:style-name="ce21">
            <text:p>09.477.652/0148-1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STINADA PARA RECUPERAÇÃO DOS DOCUMENTOS DO ARQUI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3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KALUNGA COM. E IND. GRÁF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59-3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UTILIZADO PARA RECUPERAÇÃO DOS DOCUMENTOS DOS ARQUIV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CASA MAIRA <text:s/>- MARECHAL RONDON</text:p>
          </table:table-cell>
          <table:covered-table-cell table:number-columns-repeated="7"/>
          <table:table-cell office:value-type="string" table:number-columns-spanned="3" table:number-rows-spanned="1" table:style-name="ce21">
            <text:p>05.918.619/0054-0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ARA A RECUPERAÇÃO DOS DOCUMENTOS DO ARQUI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7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FERNANDO GABANA - CPF: 656.511.890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5/2024 a 11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7">
          <table:table-cell office:value-type="string" table:number-columns-spanned="2" table:number-rows-spanned="1" table:style-name="ce21">
            <text:p>23/07/2024</text:p>
          </table:table-cell>
          <table:covered-table-cell/>
          <table:table-cell office:value-type="string" table:number-columns-spanned="8" table:number-rows-spanned="1" table:style-name="ce22">
            <text:p>RMC COMÉRCIO DE MATERIAIS DE CONSTRUÇÃO LTDA - CARVALHO</text:p>
          </table:table-cell>
          <table:covered-table-cell table:number-columns-repeated="7"/>
          <table:table-cell office:value-type="string" table:number-columns-spanned="3" table:number-rows-spanned="1" table:style-name="ce21">
            <text:p>94.865.706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IDERANDO <text:s/>A <text:s/>LOCALIZAÇÃO <text:s/>GEOGRÁFICA <text:s/>DO <text:s/>MUNICÍPIO <text:s/>DE <text:s/>ERECHIM/RS <text:s/>E <text:s/>A INTENSIDADE <text:s/>DE <text:s/>TEMPERATURAS <text:s/>MUITO <text:s/>PRÓXIMAS <text:s/>DO <text:s/>ZERO <text:s/>E <text:s/>ATÉ <text:s/>NEGATIVAS <text:s/>DURANTE <text:s/>INVERNO, <text:s/>O <text:s/>QUE DIFICULTA A LAVAGEM DE UTENSÍLIOS DE COZINHA NA COPA DA PRM-ERECHIM, ONDE O PÚBLICO INTERNO FAZ <text:s/>AS <text:s/>RESPECTIVAS <text:s/>REFEIÇÕES SOLICITO <text:s/>A <text:s/>AQUISIÇÃO <text:s/>DE <text:s/>AQUECEDOR <text:s/>ELÉTRICO <text:s/>DE <text:s/>ÁGUA <text:s/>PARA <text:s/>SER INSTALADO <text:s/>NA <text:s/>TORNEIRA <text:s/>DA <text:s/>PIA <text:s/>DA <text:s/>COPA <text:s/>DESTA <text:s/>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3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THEUS BALDESSAR - CPF: 967.659.840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4 a 05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PROSILK INDÚSTRIA SERIGRÁF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3.944.569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BANNER <text:s/>PEQUENO, <text:s/>DE FÁCIL TRANSPORTE, COM O OBJETIVO DE IDENTIFICAR O MPF EM CAXIAS DO SUL NAS CIDADES DA REGIÃO EM QUE SE FARÁ PRES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RONI EDERSON RIBEIRO - CPF: 631.973.080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4/2024 a 29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CRB COMERCIO DE PLAC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776.471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DESPESAS COM A NOVA PLACA DO VEÍCULO OFICIA (IUA9D67) QUE FOI EXTRAVIADA NA ENCH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SUPER-PRO COM EQUIP E FERR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858.579/0015-35</text:p>
          </table:table-cell>
          <table:covered-table-cell table:number-columns-repeated="2"/>
          <table:table-cell office:value-type="string" table:number-columns-spanned="10" table:number-rows-spanned="1" table:style-name="ce23">
            <text:p>A CONTRATAÇÃO OBJETIVA SUPRIR A NECESSIDADE DE FERRAMENTAS BÁSICAS PARA PEQUENOS SERVIÇOS DE TROCA DE ACESSÓRIOS, PLACAS E/OU PEÇAS QUE SEJAM NECESSÁRIAS NOS VEÍCULOS E INSTALAÇÕES DA DISOT</text:p>
          </table:table-cell>
          <table:covered-table-cell table:number-columns-repeated="9"/>
          <table:table-cell office:value-type="string" table:number-columns-spanned="2" table:number-rows-spanned="1" table:style-name="ce24">
            <text:p>R$ 77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7/2024 a 07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7/2024</text:p>
          </table:table-cell>
          <table:covered-table-cell/>
          <table:table-cell office:value-type="string" table:number-columns-spanned="8" table:number-rows-spanned="1" table:style-name="ce22">
            <text:p>MAJOLE IND E COM DE CONFEC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3.113.900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IDENTIFICAÇÃO DE SERVIDORES NOS MUTIRÕES DE ATENDIMENTO AOS AFETADOS PELAS ENCHENTES NO 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5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DRIANA FERNANDES GOES - CPF: 563.067.251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4 a 31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4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DEFESA SISTEMAS CONTRA INCEND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5.241.693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REALIZAR RECARGA E RETESTE DE EXTINTOR DE INCÊNDIO CO2 DO ESCRITÓRIO DE REPRESENTAÇÃO NO MUNICÍPIO DE MAFRA. AUTORIZADO PELO COORDENADOR DE ADMINISTRAÇÃO DA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NA LUCIA VIEIRA FONTANELLA - CPF: 593.909.059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5/2024 a 02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5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7/2024</text:p>
          </table:table-cell>
          <table:covered-table-cell/>
          <table:table-cell office:value-type="string" table:number-columns-spanned="8" table:number-rows-spanned="1" table:style-name="ce22">
            <text:p>JOCELI OLIVIO VIRTUOSO</text:p>
          </table:table-cell>
          <table:covered-table-cell table:number-columns-repeated="7"/>
          <table:table-cell office:value-type="string" table:number-columns-spanned="3" table:number-rows-spanned="1" table:style-name="ce21">
            <text:p>08.691.204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HAVES PARA UTILIZAÇÃO NA PR/SC, CONFORME SOLICITAÇÃO DA DISOT - REQUISIÇÃO/2024 - PR-SC-00041804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BRAITNER MARQUES MENDES - CPF: 023.712.409-2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30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ANTONIO FOPPA BEBIDAS</text:p>
          </table:table-cell>
          <table:covered-table-cell table:number-columns-repeated="7"/>
          <table:table-cell office:value-type="string" table:number-columns-spanned="3" table:number-rows-spanned="1" table:style-name="ce21">
            <text:p>07.820.946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INFORMA-SE A NECESSIDADE DE AQUISIÇÃO DE ÁGUA EM FUNÇÃO DO NÃO FORNECIMENTO DE ÁGUA NO MÊS DE JUNHO DE 2024, CONFORME RELATADO NO IMR DE JUNHO/2024 DA ORBENK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1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AIRO HENKELS - CPF: 674.635.179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5/2024 a 19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REI DO CANO HIDROJATEAMENTO E DESENTUPID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478.03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REALIZAR O DESENTUPIMENTO DO SISTEMA DE ESGOTO DA SEDE DA PRM BLUMENAU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HRYSTYEN ADRIEN BASTOS FERNANDES - CPF: 267.181.858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4/2024 a 08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0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7/2024</text:p>
          </table:table-cell>
          <table:covered-table-cell/>
          <table:table-cell office:value-type="string" table:number-columns-spanned="8" table:number-rows-spanned="1" table:style-name="ce22">
            <text:p>ZEUS DO BRASIL - FILIAL SÃO JOSÉ</text:p>
          </table:table-cell>
          <table:covered-table-cell table:number-columns-repeated="7"/>
          <table:table-cell office:value-type="string" table:number-columns-spanned="3" table:number-rows-spanned="1" table:style-name="ce21">
            <text:p>82.699.588/0009-35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ESPELHOS CONVEXOS PARA SEREM INSTALADOS NO ACESSO DO ESTACIONAMENTO DA NOVA SEDE DA PRM-JOINVILL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56,83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5/2024 a 23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CASAS DA ÁGUA MATERIAIS PARA CONSTRUÇÃO LTDA - LOJA 01</text:p>
          </table:table-cell>
          <table:covered-table-cell table:number-columns-repeated="7"/>
          <table:table-cell office:value-type="string" table:number-columns-spanned="3" table:number-rows-spanned="1" table:style-name="ce21">
            <text:p>13.501.187/0005-8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SUBSTITUIR A CHALEIRA QUE QUEIMOU</text:p>
          </table:table-cell>
          <table:covered-table-cell table:number-columns-repeated="9"/>
          <table:table-cell office:value-type="string" table:number-columns-spanned="2" table:number-rows-spanned="1" table:style-name="ce24">
            <text:p>R$ 7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LOJAS MILIUM LTDA - FLOREST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4-6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USO NOS 05 MICRO-OND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AKI TEM - VERLI ANTÔNIO DE ARAÚJO - ME - JOINVILLE - FLORESTA</text:p>
          </table:table-cell>
          <table:covered-table-cell table:number-columns-repeated="7"/>
          <table:table-cell office:value-type="string" table:number-columns-spanned="3" table:number-rows-spanned="1" table:style-name="ce21">
            <text:p>83.629.261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VASSOURA PARA LIMPEZA DA GRAMA E FITAS PARA INSTALAÇÃO DE ITEN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2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1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SAKAE - ANDRÉ FELIPE POLZIN</text:p>
          </table:table-cell>
          <table:covered-table-cell table:number-columns-repeated="7"/>
          <table:table-cell office:value-type="string" table:number-columns-spanned="3" table:number-rows-spanned="1" table:style-name="ce21">
            <text:p>36.316.41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CARREGADOR DE CELULAR PARA O TELEFONE DA ASSESSORIA DO GAB6 E DEMAIS ITENS PARA A COPA E MANUTEN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5/2024 a 23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4</text:p>
          </table:table-cell>
          <table:covered-table-cell/>
          <table:table-cell office:value-type="string" table:number-columns-spanned="8" table:number-rows-spanned="1" table:style-name="ce22">
            <text:p>SAKAE - ANDRÉ FELIPE POLZIN</text:p>
          </table:table-cell>
          <table:covered-table-cell table:number-columns-repeated="7"/>
          <table:table-cell office:value-type="string" table:number-columns-spanned="3" table:number-rows-spanned="1" table:style-name="ce21">
            <text:p>36.316.41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AS CHAVES DAS VIATURAS HILUX E FLUENC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1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LOJAS MILIUM LTDA - BUCAREIN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5-49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E COP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3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POSTO AL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577.127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NA ROÇADEIRA DE GRAMA D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,3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LOJAS MILIUM LTDA - FLOREST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4-68</text:p>
          </table:table-cell>
          <table:covered-table-cell table:number-columns-repeated="2"/>
          <table:table-cell office:value-type="string" table:number-columns-spanned="10" table:number-rows-spanned="1" table:style-name="ce23">
            <text:p>CADEADOS PARA OS PORTÕES DO GRADIL DA PRM E DO TERRENO. CABOS PARA AS TVS DE MONITORAMENTO. FITA PARA INSTALAÇÃO DAS PLACAS DE IDENTIFICAÇÃO DAS SAL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VALGRI COMPONENTES ELETRON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940.429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A CAFETEIRA ELÉTRICA E BATERIAS PARA AS VIATURAS RENAULT MEGAN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7/2024</text:p>
          </table:table-cell>
          <table:covered-table-cell/>
          <table:table-cell office:value-type="string" table:number-columns-spanned="8" table:number-rows-spanned="1" table:style-name="ce22">
            <text:p>SAKAE - ANDRÉ FELIPE POLZIN</text:p>
          </table:table-cell>
          <table:covered-table-cell table:number-columns-repeated="7"/>
          <table:table-cell office:value-type="string" table:number-columns-spanned="3" table:number-rows-spanned="1" table:style-name="ce21">
            <text:p>36.316.41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ÇÃO DA TV DO DR.DAVY E UMA TV DO MONITOR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ARIO CAMARGO DE FRANCA - CPF: 662.758.909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4 a 31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4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ASTROTECH</text:p>
          </table:table-cell>
          <table:covered-table-cell table:number-columns-repeated="7"/>
          <table:table-cell office:value-type="string" table:number-columns-spanned="3" table:number-rows-spanned="1" table:style-name="ce21">
            <text:p>24.965.397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DE REPOSIÇÃO PARA A PRM BLUMENAU. SOLICITAÇAÕ DA ÁREA DE SEGURANÇA INSTITUCIONAL, APROVADA PELA SUBCOORDENAD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NANO EMBALAGENS EIRELI - SERPA EMBALAGENS</text:p>
          </table:table-cell>
          <table:covered-table-cell table:number-columns-repeated="7"/>
          <table:table-cell office:value-type="string" table:number-columns-spanned="3" table:number-rows-spanned="1" table:style-name="ce21">
            <text:p>04.577.829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O COORDENADOR CAIRO, APROVADA PELO SUBCOORDENADOR DÁ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2,2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COREMM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109.504/0002-5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E MANUTENÇÃO NA PRM BLUMENAU. SOLICITAÇÃO DO COORDENADOR CAIRO, APROVADA PELO SUBCOORDENADOR DÁ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7,9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COREMM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109.504/0002-5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 PARA USO E MANUTENÇÃO DA PRM BLUMENAU. SOLICITAÇÃO DA ÁREA DE SEGURANÇA, SERVIDOR WALLACE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RECICLAGEM SATURNO</text:p>
          </table:table-cell>
          <table:covered-table-cell table:number-columns-repeated="7"/>
          <table:table-cell office:value-type="string" table:number-columns-spanned="3" table:number-rows-spanned="1" table:style-name="ce21">
            <text:p>02.111.538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O COORDENADOR CAIRO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PAPELARIA CLASSIC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649.093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 PARA USO NA PRM BLUMENAU. SOLICITAÇÃO DO COORDENADOR CAIRO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ELÉTRICA ZAT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0.963.598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O COORDENADOR CAIRO, APROVADA PELO SUBCOORDENADOR DÁ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CONSTRUCOLOR MATRIZ</text:p>
          </table:table-cell>
          <table:covered-table-cell table:number-columns-repeated="7"/>
          <table:table-cell office:value-type="string" table:number-columns-spanned="3" table:number-rows-spanned="1" table:style-name="ce21">
            <text:p>78.515.624/0001-3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 PARA USO NA PRM BLUMENAU. SOLICITAÇÃO DO COORDENADOR CAIRO, APROVADA PELO SUBCOORDENADOR DÁ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RECICLAGEM SATURNO</text:p>
          </table:table-cell>
          <table:covered-table-cell table:number-columns-repeated="7"/>
          <table:table-cell office:value-type="string" table:number-columns-spanned="3" table:number-rows-spanned="1" table:style-name="ce21">
            <text:p>02.111.538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O COORDENADOR CAIRO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ARIO CAMARGO DE FRANCA - CPF: 662.758.909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7/2024 a 21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17-8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A COORDENADORIA, APROVADA PELA SUBCOORDENAD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1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SOS ENCANADOR COMÉRCIO MATERIAIS HIDRÁUL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3.767.493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A ZELADORIA, APROVADA PELA SUBCOORDENAD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1,83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PAPELARIA CLASSIC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649.093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 PARA USO NA PRM BLUMENAU. SOLICITAÇÃO DO COORDENADOR CAIRO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6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GERUSA MARTA SINTLINGER - CPF: 709.968.819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4/2024 a 22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3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OCTAVIANO ZANDONAI &amp;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2.185.091/0002-9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AFÉ, AÇÚCAR E FILTRO DE CAFÉ, PARA ATENDER A DEMANDA DO ESCRITÓRIO DE REPRESENTAÇÃO EM JOAÇABA DA PR-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,44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5/07/2024</text:p>
          </table:table-cell>
          <table:covered-table-cell/>
          <table:table-cell office:value-type="string" table:number-columns-spanned="8" table:number-rows-spanned="1" table:style-name="ce22">
            <text:p>PRANDO &amp; CARON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2.135.865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5 BOMBONAS DE ÁGUA MINERALDA MARCA PURIS PARA SUPRIR 0 ESCRITORIO DE REPRESENTAÇÃO NO MUNICÍPIO DE JOAÇABA DA PR-SC, PARA SUPRIR OS PRÓXIMOS MESES DO AN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CHAVEMAQ COM. DE BALANÇAS E EQUIP. PARA ESCRITÓRI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9.448.800/0001-44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6 CHAVES (TRÊS PARES) PARA AS PORTAS QUE DÃO ACESSO AO ESCRITÓRIO DE REPRESENTAÇÃO NO MUNICÍPIO DE JOAÇABA DA PR-SC (ED. UNIQUE OFFICE), PARA ENTREGAR AOS SERVIDORES QUE IRÃO FAZER 2 DIAS DE TRABALHO PRESENCIAL A PARTIR DO MÊS DE AGOSTO/2024, CONFORME PORTARIA PGR/MPU N. 78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HELINTON LUIS COSTA - CPF: 421.519.029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6/2024 a 30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CASA DO CONSTRUTOR (MD PALHOÇA ALUGUEL DE EQUIPAMENTOS E <text:s/>COM)</text:p>
          </table:table-cell>
          <table:covered-table-cell table:number-columns-repeated="7"/>
          <table:table-cell office:value-type="string" table:number-columns-spanned="3" table:number-rows-spanned="1" table:style-name="ce21">
            <text:p>12.107.639/0002-3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DE CORTE DE GESSO ACARTONADO EM GABINETE PARA MANUTENÇÃO DE AR CONDICION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CASA DO CONSTRUTOR (MD PALHOÇA ALUGUEL DE EQUIPAMENTOS E <text:s/>COM)</text:p>
          </table:table-cell>
          <table:covered-table-cell table:number-columns-repeated="7"/>
          <table:table-cell office:value-type="string" table:number-columns-spanned="3" table:number-rows-spanned="1" table:style-name="ce21">
            <text:p>12.107.639/0002-3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EXPOSITORES PARA O MEMOR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DAVI TRINDADE 84762748900</text:p>
          </table:table-cell>
          <table:covered-table-cell table:number-columns-repeated="7"/>
          <table:table-cell office:value-type="string" table:number-columns-spanned="3" table:number-rows-spanned="1" table:style-name="ce21">
            <text:p>34.399.864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NO SISTEMA DE SOM DO AUDITÓRIUO DA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HELINTON LUIS COSTA - CPF: 421.519.029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7/2024 a 17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COMERCIAL STECANELA DE MAT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5.767.943/0002-31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LÂMPADAS QUEIMADAS E COMPLEMETAÇÃO NO AUDITÓRIO, PRE E SALA DE COWORKIN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CIA DAS EMBALAGENS</text:p>
          </table:table-cell>
          <table:covered-table-cell table:number-columns-repeated="7"/>
          <table:table-cell office:value-type="string" table:number-columns-spanned="3" table:number-rows-spanned="1" table:style-name="ce21">
            <text:p>08.166.136/0001-88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TOALHEIROS DANIFICA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HIDROELETRIC COM DE FERRAGENS LTDA - ME (ELETROBONA)</text:p>
          </table:table-cell>
          <table:covered-table-cell table:number-columns-repeated="7"/>
          <table:table-cell office:value-type="string" table:number-columns-spanned="3" table:number-rows-spanned="1" table:style-name="ce21">
            <text:p>09.058.997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SERVIÇOS DE MANUTENÇÃO ELÉTRICA NO AUDITÓRIO DA PRSC, MANUTENÇÃO DE BENS MÓVEIS E REPOSIÇÃO DE PILHAS DE CONTROLE REMO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COMERCIAL STECANELA DE MAT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5.767.943/0002-31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ÇÃO DE INTERRUPTOR QUÁDRUPLO NO AUDITÓRIO DA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,07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IGOR ALVES DOS SANTOS - CPF: 220.781.438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6/2024 a 23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7/2024</text:p>
          </table:table-cell>
          <table:covered-table-cell/>
          <table:table-cell office:value-type="string" table:number-columns-spanned="8" table:number-rows-spanned="1" table:style-name="ce22">
            <text:p>SUPERMERCADO SEZINH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941.216/0002-03</text:p>
          </table:table-cell>
          <table:covered-table-cell table:number-columns-repeated="2"/>
          <table:table-cell office:value-type="string" table:number-columns-spanned="10" table:number-rows-spanned="1" table:style-name="ce23">
            <text:p>SUPRIR FORNECIMENTO DE AGUA E HIGIENE E LIMPEZ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8,3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BIG LIMPEZ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335.617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PAPEL TOALHA PARA BANHEIRO E BORRIFADOR DE ALCOO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IVAM SHIGUEYUKI SUZUKI - CPF: 313.011.708-3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6/2024 a 13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FAZOLO COMPONENTES ELETRON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9.822.110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DISPOSITIVOS ELÉTRICOS ADQUIRIDOS PARA DAR FUNCIONALIDADE AOS EQUIPAMENTOS DE INFORMÁTICA FORNECIDOS PELA PRM MAF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6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PINGO COMERCIO DE EXTINTOR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865.652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RECARGA DOS EXTINTORES PARA MANUTENÇÃO DOS PROTOCOLOS DE SEGURANÇA DA PRM CHAPECÓ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GAUDIO MARIO POZZAN ME</text:p>
          </table:table-cell>
          <table:covered-table-cell table:number-columns-repeated="7"/>
          <table:table-cell office:value-type="string" table:number-columns-spanned="3" table:number-rows-spanned="1" table:style-name="ce21">
            <text:p>04.696.157/0001-54</text:p>
          </table:table-cell>
          <table:covered-table-cell table:number-columns-repeated="2"/>
          <table:table-cell office:value-type="string" table:number-columns-spanned="10" table:number-rows-spanned="1" table:style-name="ce23">
            <text:p>CARIMBO PARA O SERVIDOR VALDOMIRO BERTOLETTI, COORDENADOR SUBSTITUTO DA PRM CHAPECÓ. ESSENCIAL PARA VALIDAR ATOS OFICIAIS E GARANTIR A SEGURANÇA E A INTEGRIDADE DOS PROCESSOS ADMINISTRATIVOS. <text:s/>A DISPONIBILIDADE IMEDIATA DE CARIMBOS É CRUCIAL PARA MANTER O FLUXO DE TRABALHO ININTERRUPTO E ASSEGURAR A CONTINUIDADE DOS SERVIÇ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EDILSON BRAGA DE AZEVEDO - CPF: 632.331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5/2024 a 05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6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HIPER DIFERENTE ATACADO DE VARIEDAD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98.239/0002-70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COMPRADO ESCOREDOR DE LOUÇAS PARA A COPA DO 2º ANDAR POIS A QUE ESTAVA EM USO ESTAVA EM PÉSSIMO ESTADO (MOFO/BOLOR IMPREGNADO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99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LOJAS MILIUM LTDA - LOJA 03 - PRAIA BRAV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76-32</text:p>
          </table:table-cell>
          <table:covered-table-cell table:number-columns-repeated="2"/>
          <table:table-cell office:value-type="string" table:number-columns-spanned="10" table:number-rows-spanned="1" table:style-name="ce23">
            <text:p>PROBLEMAS DE VAZAMENTO POR TRÁS/LATERAL DO MÓVEL DE MADEIRA DEVIDO À TORNEIRA INSTLADA ESTAR MUITO PRÓXIMA À PAREDE. FOI COMPRADO UMA TORNEIRA FLEXÍVEL PARA RESOLVER O PROBLEM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LOJAS MILIUM LTDA - LOJA 03 - PRAIA BRAV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76-3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UTILIZADO PARA INSTALAÇÃO DO AQUECEDOR DE TORNEIRA NA COPA DA COZINHA DO 2º AND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LOJAS MILIUM LTDA - LOJA 03 - PRAIA BRAV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76-3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A SER UTILIZADO NO INVERNO PARA AQUECER A ÁGUA DA TORNEIRA DA PIA DA COPA DO 2º AND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4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LOJAS MILIUM LTDA - LOJA 03 - PRAIA BRAV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76-3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FIOS E DISJUNTOR PARA SUPORTAR A CARGA EXIGIDA DO AQUECEDOR DE ÁGUA PARA A TORNEIRA DA CO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3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UAREZ CAVALCANTI BOTELHO - CPF: 006.614.277-6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5/2024 a 12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MALF DOS SANTOS MATERIAIS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2.344.43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HERBICIDA PARA MATO, FORMICIDA PARA FORMIGAS, PREGADOR PARA PAN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7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MALF DOS SANTOS MATERIAIS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2.344.43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SENSOR DE PRESENÇ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HELP SISTEMAS DE SEGURANÇA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82.117.029/0001-12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CONTROLES REMOT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MALF DOS SANTOS MATERIAIS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2.344.43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REPARO ENTRADA DE ÁGUA E FITA DUPLA FACE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UAREZ CAVALCANTI BOTELHO - CPF: 006.614.277-6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5/2024 a 12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MOTORSUL BOMBAS E MOTORE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2.921.142/0001-95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BOMBA D'ÁGUA</text:p>
          </table:table-cell>
          <table:covered-table-cell table:number-columns-repeated="9"/>
          <table:table-cell office:value-type="string" table:number-columns-spanned="2" table:number-rows-spanned="1" table:style-name="ce24">
            <text:p>R$ 86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4/2024 a 26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3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WK PARAFUSOS E FERRAGEN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969.642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HAVE HALLEN E PARAFUSOS PARA MANUTENÇÃO NA FACHADURA DA PORTA DA SUBJU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6/2024 a 13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AÇO FRIO COMERCIO DE REFRIGERAÇÃ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2.381.600/0001-7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TORNEIRA PARA SUBSTITUIÇÃO NO BEBEDOURO D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S E C CENTER COMERCIO DE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5.305.837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HAVE BOIA PARA SUBSTITUIÇÃO NA CAIXA D'AGUA DA PRM-CRICIÚM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GIASSI &amp; CIA LTDA - LJ 11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20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ILHAS PARA US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PAULO RICARDO DA SILVEIRA BALLINHAS - CPF: 449.793.55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30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SERIAL IMPRESSOES E INFORMATIC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7.202.798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E IMPRESSÃO ADESIVADA PARA USO NO MEMORIAL DA PR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MUSICAL FLORIPA COMÉRCIO DE INSTRUMENTOS MUSICAIS</text:p>
          </table:table-cell>
          <table:covered-table-cell table:number-columns-repeated="7"/>
          <table:table-cell office:value-type="string" table:number-columns-spanned="3" table:number-rows-spanned="1" table:style-name="ce21">
            <text:p>26.697.34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E EQUIPAMENTO PARA USO NO SISTEMA DE SOM DO AUDITÓRIO DA PRSC; MEMORANDO 134/2024 - PR-SC-00039846/2024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9,81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PAPELARIA PROGRESSO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83.874.495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DE MATERIAL MEMORIAL NA SEDE DA PR/SC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SERIAL IMPRESSOES E INFORMATIC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7.202.798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DESIVO IMPRESSO PARA USO NO MEMORIAL DA PRSC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4</text:p>
          </table:table-cell>
          <table:covered-table-cell/>
          <table:table-cell office:value-type="string" table:number-columns-spanned="8" table:number-rows-spanned="1" table:style-name="ce22">
            <text:p>HIDROELETRIC COM DE FERRAGENS LTDA - ME (ELETROBONA)</text:p>
          </table:table-cell>
          <table:covered-table-cell table:number-columns-repeated="7"/>
          <table:table-cell office:value-type="string" table:number-columns-spanned="3" table:number-rows-spanned="1" table:style-name="ce21">
            <text:p>09.058.997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NO EDIFÍCIO DA PRSC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7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PAULO RICARDO DA SILVEIRA BALLINHAS - CPF: 449.793.55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7/2024 a 11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4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CAPITAL VISTORIA TRINDADE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45.937.207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AVALIAÇÃO VEICULAR E EMISSÃO DE LAUDO REGULAMENTADO PELO ÓRGÃO DE TRÂNSITO. MEGANEGT DYN 16 PLACA: MJA9531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CAPITAL VISTORIA TRINDADE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45.937.207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AVALIAÇÃO VEICULAR E EMISSÃO DE LAUDO REGULAMENTADO PELO ÓRGÃO DE TRÂNSITO. NISSAN/XTERRA 2.8 SE- PLACA:MGX9981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2 - PR-SE - PROCURADORIA DA REPUBLICA - SERGIP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UIZ CLAUDIO MENDONCA CONCEICAO - CPF: 235.021.265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3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OFÍCIO CIRC. Nº 257/2024 - SPOC/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OF. CIRC. 257/2024 - SPOC/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OF. CIRCULAR Nº 257/2024 SPOC/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OFÍCIO CIRC. Nº 257/2024 SPOC/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OF. CIRC. Nº 257/2024 - SPOC/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OFÍCIO CIRC. Nº 257/2024 - SPOC/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OF. CIRC. 257/2024 - SPOC/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OF. CIRC. Nº 257/2024 SPOC/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HERMEBERT HERMES SIQUEIRA DE SOUZA - CPF: 091.370.638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6/2024 a 20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CHAVEIRO PAULISTA AUGUST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705.055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A CONFECÇÃO DE CÓPIAS DE CHAVES PARA SETORES E GABINE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WILSON KOJI URASHITA - CPF: 059.527.958-9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6/2024 a 04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VICPLAS COMERCIO DE UTILIDADES DOMESTIC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609.316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DOBRADIÇAS A SEREM UTILIZADAS PARA CONSERTAR AS PORTAS DOS ARMÁRIOS DA COZINHA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1 - PR-TO - PROCURADORIA DA REPUBLICA - TOCANTIN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DUARDO REZENDE FERREIRA - CPF: 001.300.561-8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5/2024 a 13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7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M M COMERCIO E TRANSPORTE DE 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141.324/0002-56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SOLICITADO PELA COPA PRM-ARAGUAÍNA AQUISIÇÃO DE O GÁS LIQUEFEITO DE PETRÓLEO (GLP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TULIO CUSTODIO DOS SANTOS - CPF: 770.657.781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6/2024 a 19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9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BR COMERCIO DE ELETRO E ELETRONICOS LTDA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23.883.053/0002-8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CABOS HDMI, FILTROS DE LINHAS E HDS SSDS PARA USO NA PR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ELSON GARCIA DA SILVA - CPF: 480.672.101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6/2024 a 20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7/2024</text:p>
          </table:table-cell>
          <table:covered-table-cell/>
          <table:table-cell office:value-type="string" table:number-columns-spanned="8" table:number-rows-spanned="1" table:style-name="ce22">
            <text:p>KALUNGA COMÉRCIO E IND. GRÁF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031-7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USO EM MICROFONES SEM FIO (EVENTO A SER REALIZADO NO DIA 25/07/2024, NO AUDITÓRIO DA PRR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7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FERNANDO ROSSATO DE ALMEIDA SANTOS - CPF: 220.629.328-5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7/2024 a 27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2/07/2024</text:p>
          </table:table-cell>
          <table:covered-table-cell/>
          <table:table-cell office:value-type="string" table:number-columns-spanned="8" table:number-rows-spanned="1" table:style-name="ce22">
            <text:p>SHOPPING DO BRAILLE</text:p>
          </table:table-cell>
          <table:covered-table-cell table:number-columns-repeated="7"/>
          <table:table-cell office:value-type="string" table:number-columns-spanned="3" table:number-rows-spanned="1" table:style-name="ce21">
            <text:p>53.214.993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TAMOS DO SEGUINTE PRODUTO PARA UTILIZAÇÃO POR UMA ESTUDANTE - ESTAGIÁRIA DE PÓS-GRADUAÇÃO COM GRAVE DEFICIÊNCIA VISUAL. NO INTUITO DE TORNAR A EXECUÇÃO DAS ATIVIDADES DE ESTÁGIO COM EFICIÊNCIA E QUALIDADE DE VIDA, ESSE EQUIPAMENTO ESPECIAL, PLANEJADO ESPECIALMENTE PARA AUXILIAR PESSOAS COM DEFICIÊNCIA - BAIXA VISÃO, TORNARÁ AS ATIVIDADES DO DIA A DIA MAIS EFICAZES E PRODUTIV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9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CIO KATSUYUKI ODO - CPF: 096.985.978-3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7/2024 a 13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4/07/2024</text:p>
          </table:table-cell>
          <table:covered-table-cell/>
          <table:table-cell office:value-type="string" table:number-columns-spanned="8" table:number-rows-spanned="1" table:style-name="ce22">
            <text:p>SBP PLÁSTICOS E BORRACH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34.252.582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ROPOSTA ATENDE OS REQUISITOS DE EXCEPCIONALIDADE REQUERIDOS PELOS NORMATIVOS ACIMA EXPOSTOS, QUAIS SEJAM, O PEQUENO VALOR, URGÊNCIA E IMPOSSIBILIDADE DE SUBMISSÃO AOS MEIOS TRADICIONAIS (DISPENSA E LICITAÇÃO)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4,5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FERMAQUINAS CIMERCIO DE FERRAMENTAS E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68.452.762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FERRAMENTA PARA MANUTENÇÃO PREVENTIVA E CORRETIVA DA FROTA DE VEÍCULOS DA PROCURADORIA REGIONAL DA REPÚBLICA DA 3ª REGI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59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3/07/2024</text:p>
          </table:table-cell>
          <table:covered-table-cell/>
          <table:table-cell office:value-type="string" table:number-columns-spanned="8" table:number-rows-spanned="1" table:style-name="ce22">
            <text:p>DINAMICA COMERCIO E REMANUFATURA DE BOMBAS ELETRIC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732.137/0001-29</text:p>
          </table:table-cell>
          <table:covered-table-cell table:number-columns-repeated="2"/>
          <table:table-cell office:value-type="string" table:number-columns-spanned="10" table:number-rows-spanned="1" table:style-name="ce23">
            <text:p>PEÇA PARA MANUTENÇÃO CORRETIVA (VAZAMENTO DE COMBUSTÍVEL) DO VEÍCULO FIAT DOBLO, DA FROTA DE VEÍCULOS DA PROCURADORIA REGIONAL DA REPÚBLICA DA 3ª REGI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6/2024 a 23/08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1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4</text:p>
          </table:table-cell>
          <table:covered-table-cell/>
          <table:table-cell office:value-type="string" table:number-columns-spanned="8" table:number-rows-spanned="1" table:style-name="ce22">
            <text:p>M E SCHULZ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926.97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a corrente do portão basculante de acesso aos estacionamentos <text:s/>intern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7/2024</text:p>
          </table:table-cell>
          <table:covered-table-cell/>
          <table:table-cell office:value-type="string" table:number-columns-spanned="8" table:number-rows-spanned="1" table:style-name="ce22">
            <text:p>M E SCHULZ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926.97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Requer manutenção portão G4 - pinh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4</text:p>
          </table:table-cell>
          <table:covered-table-cell/>
          <table:table-cell office:value-type="string" table:number-columns-spanned="8" table:number-rows-spanned="1" table:style-name="ce22">
            <text:p>GILBERTO CRISTIANO DAL SASSO</text:p>
          </table:table-cell>
          <table:covered-table-cell table:number-columns-repeated="7"/>
          <table:table-cell office:value-type="string" table:number-columns-spanned="3" table:number-rows-spanned="1" table:style-name="ce21">
            <text:p>92.848.878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Zincagem das bases de apoio do piso elevado do térre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.26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6/2024 a 13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4</text:p>
          </table:table-cell>
          <table:covered-table-cell/>
          <table:table-cell office:value-type="string" table:number-columns-spanned="8" table:number-rows-spanned="1" table:style-name="ce22">
            <text:p>FECHO SUL COMÉRCIO DE FECHADURAS</text:p>
          </table:table-cell>
          <table:covered-table-cell table:number-columns-repeated="7"/>
          <table:table-cell office:value-type="string" table:number-columns-spanned="3" table:number-rows-spanned="1" table:style-name="ce21">
            <text:p>03.417.907/0001-49</text:p>
          </table:table-cell>
          <table:covered-table-cell table:number-columns-repeated="2"/>
          <table:table-cell office:value-type="string" table:number-columns-spanned="10" table:number-rows-spanned="1" table:style-name="ce23">
            <text:p>UM CLAVICULÁRIO DE 100 CHAVES-AÇO PARA USO DA SEGURANÇ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7/2024</text:p>
          </table:table-cell>
          <table:covered-table-cell/>
          <table:table-cell office:value-type="string" table:number-columns-spanned="8" table:number-rows-spanned="1" table:style-name="ce22">
            <text:p>PATRICK DOS ANJOS BITENCOURT</text:p>
          </table:table-cell>
          <table:covered-table-cell table:number-columns-repeated="7"/>
          <table:table-cell office:value-type="string" table:number-columns-spanned="3" table:number-rows-spanned="1" table:style-name="ce21">
            <text:p>27.677.126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TRÊS CHAVES FEITAS PELO MIOLO PARA USO NOS ARMÁRIOS DA ENGEPOR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CINCO CARIMBOS PARA O PROTOCOLO PARA REPOR AS PERDAS DA ENCH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BELLER COMERCIO DE PAPE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563.868/0003-8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UM LIVRO ATA PARA REPOR A PERDA DEVIDO À ENCH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ISO COMÉRCIO DE FERRAGEN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0.722.947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ISO FERRAGEM CNPJ00.722.947/0001-06 NF 19480 COMPRA DE 50M DE CABO REVESTIDO PARA MASTRO DAS BANDEIRA DA PRR4. VALOR TOTAL R$190,00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7/2024</text:p>
          </table:table-cell>
          <table:covered-table-cell/>
          <table:table-cell office:value-type="string" table:number-columns-spanned="8" table:number-rows-spanned="1" table:style-name="ce22">
            <text:p>BELLER COMÉRCIO DE PAPEI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5.563.868/0011-9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TRÊS LIVROS ATA PARA REPOR PERDAS DA ENCHENTE DE MAI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,9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4</text:p>
          </table:table-cell>
          <table:covered-table-cell/>
          <table:table-cell office:value-type="string" table:number-columns-spanned="8" table:number-rows-spanned="1" table:style-name="ce22">
            <text:p>LINX</text:p>
          </table:table-cell>
          <table:covered-table-cell table:number-columns-repeated="7"/>
          <table:table-cell office:value-type="string" table:number-columns-spanned="3" table:number-rows-spanned="1" table:style-name="ce21">
            <text:p>33.945.409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UM ADAPTADOR HDMI HUB005 PARA USO NA PRR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4</text:p>
          </table:table-cell>
          <table:covered-table-cell/>
          <table:table-cell office:value-type="string" table:number-columns-spanned="8" table:number-rows-spanned="1" table:style-name="ce22">
            <text:p>LG CONFEC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661.887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FORRAÇÃO (FLECES) DE 10 JAQUETAS DA DISEGOT DEVIDO AO FRIO INTENSO NO RG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2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7 - PRR5ª REGIÃO - PRR/5ª REGIAO - RECIF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UREA FREIRE AMORIM - CPF: 179.121.994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7/2024 a 31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CERTIFICAÇÃO DIGITAL DA SERVIDORA KAREN NEVES GOUVE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BOLETO CERTIFICAÇÃO DIGITAL DO SERVIDOR CLOVIS CORRE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UREA FREIRE AMORIM - CPF: 179.121.994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4 a 10/09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FERREIRA COSTA E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19-6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4 GARRAFAS TERMICAS PARA ATENDER AOS SERVIÇOS DA COPA DA PRR5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7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NOVODONTO - ROSARIO SOARES PAES DE OLIVEIRA ASSISTÊNCIA TÉCNICA</text:p>
          </table:table-cell>
          <table:covered-table-cell table:number-columns-repeated="7"/>
          <table:table-cell office:value-type="string" table:number-columns-spanned="3" table:number-rows-spanned="1" table:style-name="ce21">
            <text:p>55.206.286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2 CANETAS DE ALTA ROTAÇÃO DO SERVIÇO ODONTOLÓGICO DA PRR5. PAGAMENTO REFERENTE A MÃO DE OB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4</text:p>
          </table:table-cell>
          <table:covered-table-cell/>
          <table:table-cell office:value-type="string" table:number-columns-spanned="8" table:number-rows-spanned="1" table:style-name="ce22">
            <text:p>NOVODONTO - ROSARIO SOARES PAES DE OLIVEIRA ASSISTÊNCIA TÉCNICA</text:p>
          </table:table-cell>
          <table:covered-table-cell table:number-columns-repeated="7"/>
          <table:table-cell office:value-type="string" table:number-columns-spanned="3" table:number-rows-spanned="1" table:style-name="ce21">
            <text:p>55.206.286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E 2 CANETAS DE ALTA ROTAÇÃO DO SERVIÇO ODONTOLÓGICO DA PRR5 - VALOR REFERENTE AO PAGAMENTO DAS PEÇ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SE JODEILSON GOMES DE ANDRADE - CPF: 428.111.714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4/2024 a 14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1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4</text:p>
          </table:table-cell>
          <table:covered-table-cell/>
          <table:table-cell office:value-type="string" table:number-columns-spanned="8" table:number-rows-spanned="1" table:style-name="ce22">
            <text:p>TUPAN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279.531/0003-2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ADQUIRIDO PARA USO NO GAB. DE PROCURADO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5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SE JODEILSON GOMES DE ANDRADE - CPF: 428.111.714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01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4</text:p>
          </table:table-cell>
          <table:covered-table-cell/>
          <table:table-cell office:value-type="string" table:number-columns-spanned="8" table:number-rows-spanned="1" table:style-name="ce22">
            <text:p>MOENDO COMÉRCIO E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466.712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SOLICITADO PELA DL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6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SE JODEILSON GOMES DE ANDRADE - CPF: 428.111.714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4/2024 a 14/07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1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7/2024</text:p>
          </table:table-cell>
          <table:covered-table-cell/>
          <table:table-cell office:value-type="string" table:number-columns-spanned="8" table:number-rows-spanned="1" table:style-name="ce22">
            <text:p>IrmãosSiviniLtda¿ME</text:p>
          </table:table-cell>
          <table:covered-table-cell table:number-columns-repeated="7"/>
          <table:table-cell office:value-type="string" table:number-columns-spanned="3" table:number-rows-spanned="1" table:style-name="ce21">
            <text:p>41.094.087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SOLICITADO POR TEREZA PARA USO NA COPA PRR5ª REGI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SE JODEILSON GOMES DE ANDRADE - CPF: 428.111.714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01/10/2024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4</text:p>
          </table:table-cell>
          <table:covered-table-cell/>
          <table:table-cell office:value-type="string" table:number-columns-spanned="8" table:number-rows-spanned="1" table:style-name="ce22">
            <text:p>TUPAN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279.531/0003-2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SOLICITADO PELA DL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7/2024</text:p>
          </table:table-cell>
          <table:covered-table-cell/>
          <table:table-cell office:value-type="string" table:number-columns-spanned="8" table:number-rows-spanned="1" table:style-name="ce22">
            <text:p>TUPAN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279.531/0003-2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SOLICITADO PELA DL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5,7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7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7">
            <text:p>04/12/2024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7983" table:style-name="ro8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24-12-04T20:01:43Z</meta:creation-date>
    <dc:date>2024-12-04T20:01:47Z</dc:date>
  </office:meta>
</office:document-meta>
</file>